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16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5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5"/>
          <table:table-cell table:style-name="ce4" office:value-type="string" calcext:value-type="string">
            <text:p>1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5"/>
          <table:table-cell table:style-name="ce4" office:value-type="string" calcext:value-type="string">
            <text:p>2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3"/>
          <table:table-cell table:style-name="ce8" office:value-type="float" office:value="35" calcext:value-type="float">
            <text:p>35</text:p>
          </table:table-cell>
          <table:table-cell table:number-columns-repeated="3"/>
          <table:table-cell table:style-name="ce8" office:value-type="string" calcext:value-type="string">
            <text:p>3A</text:p>
          </table:table-cell>
          <table:table-cell table:number-columns-repeated="3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8" office:value-type="float" office:value="44" calcext:value-type="float">
            <text:p>4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5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CONCATENATE(IFNA(ADDRESS(2;MATCH(CONCATENATE( [.$A11];[.B$10]);[.$A$2:.$R$2];0));&quot;&quot;);IFNA(ADDRESS(3;MATCH(CONCATENATE( [.$A11];[.B$10]);[.$A$3:.$R$3];0));&quot;&quot;);IFNA(ADDRESS(4;MATCH(CONCATENATE( [.$A11];[.B$10]);[.$A$4:.$R$4];0));&quot;&quot;);IFNA(ADDRESS(5;MATCH(CONCATENATE( [.$A11];[.B$10]);[.$A$5:.$R$5];0));&quot;&quot;);IFNA(ADDRESS(6;MATCH(CONCATENATE( [.$A11];[.B$10]);[.$A$6:.$R$6];0));&quot;&quot;))" office:value-type="string" office:string-value="$C$2" calcext:value-type="string">
            <text:p>$C$2</text:p>
          </table:table-cell>
          <table:table-cell table:style-name="ce1" table:formula="of:=CONCATENATE(IFNA(ADDRESS(2;MATCH(CONCATENATE( [.$A11];[.C$10]);[.$A$2:.$R$2];0));&quot;&quot;);IFNA(ADDRESS(3;MATCH(CONCATENATE( [.$A11];[.C$10]);[.$A$3:.$R$3];0));&quot;&quot;);IFNA(ADDRESS(4;MATCH(CONCATENATE( [.$A11];[.C$10]);[.$A$4:.$R$4];0));&quot;&quot;);IFNA(ADDRESS(5;MATCH(CONCATENATE( [.$A11];[.C$10]);[.$A$5:.$R$5];0));&quot;&quot;);IFNA(ADDRESS(6;MATCH(CONCATENATE( [.$A11];[.C$10]);[.$A$6:.$R$6];0));&quot;&quot;))" office:value-type="string" office:string-value="$B$3" calcext:value-type="string">
            <text:p>$B$3</text:p>
          </table:table-cell>
          <table:table-cell table:style-name="ce1" table:formula="of:=CONCATENATE(IFNA(ADDRESS(2;MATCH(CONCATENATE( [.$A11];[.D$10]);[.$A$2:.$R$2];0));&quot;&quot;);IFNA(ADDRESS(3;MATCH(CONCATENATE( [.$A11];[.D$10]);[.$A$3:.$R$3];0));&quot;&quot;);IFNA(ADDRESS(4;MATCH(CONCATENATE( [.$A11];[.D$10]);[.$A$4:.$R$4];0));&quot;&quot;);IFNA(ADDRESS(5;MATCH(CONCATENATE( [.$A11];[.D$10]);[.$A$5:.$R$5];0));&quot;&quot;);IFNA(ADDRESS(6;MATCH(CONCATENATE( [.$A11];[.D$10]);[.$A$6:.$R$6];0));&quot;&quot;))" office:value-type="string" office:string-value="$B$4" calcext:value-type="string">
            <text:p>$B$4</text:p>
          </table:table-cell>
          <table:table-cell table:style-name="ce1" table:formula="of:=CONCATENATE(IFNA(ADDRESS(2;MATCH(CONCATENATE( [.$A11];[.E$10]);[.$A$2:.$R$2];0));&quot;&quot;);IFNA(ADDRESS(3;MATCH(CONCATENATE( [.$A11];[.E$10]);[.$A$3:.$R$3];0));&quot;&quot;);IFNA(ADDRESS(4;MATCH(CONCATENATE( [.$A11];[.E$10]);[.$A$4:.$R$4];0));&quot;&quot;);IFNA(ADDRESS(5;MATCH(CONCATENATE( [.$A11];[.E$10]);[.$A$5:.$R$5];0));&quot;&quot;);IFNA(ADDRESS(6;MATCH(CONCATENATE( [.$A11];[.E$10]);[.$A$6:.$R$6];0));&quot;&quot;))" office:value-type="string" office:string-value="$B$5" calcext:value-type="string">
            <text:p>$B$5</text:p>
          </table:table-cell>
          <table:table-cell table:style-name="ce1" table:formula="of:=CONCATENATE(IFNA(ADDRESS(2;MATCH(CONCATENATE( [.$A11];[.F$10]);[.$A$2:.$R$2];0));&quot;&quot;);IFNA(ADDRESS(3;MATCH(CONCATENATE( [.$A11];[.F$10]);[.$A$3:.$R$3];0));&quot;&quot;);IFNA(ADDRESS(4;MATCH(CONCATENATE( [.$A11];[.F$10]);[.$A$4:.$R$4];0));&quot;&quot;);IFNA(ADDRESS(5;MATCH(CONCATENATE( [.$A11];[.F$10]);[.$A$5:.$R$5];0));&quot;&quot;);IFNA(ADDRESS(6;MATCH(CONCATENATE( [.$A11];[.F$10]);[.$A$6:.$R$6];0));&quot;&quot;))" office:value-type="string" office:string-value="$H$6" calcext:value-type="string">
            <text:p>$H$6</text:p>
          </table:table-cell>
          <table:table-cell table:style-name="ce1" table:formula="of:=CONCATENATE(IFNA(ADDRESS(2;MATCH(CONCATENATE( [.$A11];[.G$10]);[.$A$2:.$R$2];0));&quot;&quot;);IFNA(ADDRESS(3;MATCH(CONCATENATE( [.$A11];[.G$10]);[.$A$3:.$R$3];0));&quot;&quot;);IFNA(ADDRESS(4;MATCH(CONCATENATE( [.$A11];[.G$10]);[.$A$4:.$R$4];0));&quot;&quot;);IFNA(ADDRESS(5;MATCH(CONCATENATE( [.$A11];[.G$10]);[.$A$5:.$R$5];0));&quot;&quot;);IFNA(ADDRESS(6;MATCH(CONCATENATE( [.$A11];[.G$10]);[.$A$6:.$R$6];0));&quot;&quot;))" office:value-type="string" office:string-value="$M$2" calcext:value-type="string">
            <text:p>$M$2</text:p>
          </table:table-cell>
          <table:table-cell table:style-name="ce1" table:formula="of:=CONCATENATE(IFNA(ADDRESS(2;MATCH(CONCATENATE( [.$A11];[.H$10]);[.$A$2:.$R$2];0));&quot;&quot;);IFNA(ADDRESS(3;MATCH(CONCATENATE( [.$A11];[.H$10]);[.$A$3:.$R$3];0));&quot;&quot;);IFNA(ADDRESS(4;MATCH(CONCATENATE( [.$A11];[.H$10]);[.$A$4:.$R$4];0));&quot;&quot;);IFNA(ADDRESS(5;MATCH(CONCATENATE( [.$A11];[.H$10]);[.$A$5:.$R$5];0));&quot;&quot;);IFNA(ADDRESS(6;MATCH(CONCATENATE( [.$A11];[.H$10]);[.$A$6:.$R$6];0));&quot;&quot;))" office:value-type="string" office:string-value="$N$3" calcext:value-type="string">
            <text:p>$N$3</text:p>
          </table:table-cell>
          <table:table-cell table:style-name="ce1" table:formula="of:=CONCATENATE(IFNA(ADDRESS(2;MATCH(CONCATENATE( [.$A11];[.I$10]);[.$A$2:.$R$2];0));&quot;&quot;);IFNA(ADDRESS(3;MATCH(CONCATENATE( [.$A11];[.I$10]);[.$A$3:.$R$3];0));&quot;&quot;);IFNA(ADDRESS(4;MATCH(CONCATENATE( [.$A11];[.I$10]);[.$A$4:.$R$4];0));&quot;&quot;);IFNA(ADDRESS(5;MATCH(CONCATENATE( [.$A11];[.I$10]);[.$A$5:.$R$5];0));&quot;&quot;);IFNA(ADDRESS(6;MATCH(CONCATENATE( [.$A11];[.I$10]);[.$A$6:.$R$6];0));&quot;&quot;))" office:value-type="string" office:string-value="$N$4" calcext:value-type="string">
            <text:p>$N$4</text:p>
          </table:table-cell>
          <table:table-cell table:style-name="ce1" table:formula="of:=CONCATENATE(IFNA(ADDRESS(2;MATCH(CONCATENATE( [.$A11];[.J$10]);[.$A$2:.$R$2];0));&quot;&quot;);IFNA(ADDRESS(3;MATCH(CONCATENATE( [.$A11];[.J$10]);[.$A$3:.$R$3];0));&quot;&quot;);IFNA(ADDRESS(4;MATCH(CONCATENATE( [.$A11];[.J$10]);[.$A$4:.$R$4];0));&quot;&quot;);IFNA(ADDRESS(5;MATCH(CONCATENATE( [.$A11];[.J$10]);[.$A$5:.$R$5];0));&quot;&quot;);IFNA(ADDRESS(6;MATCH(CONCATENATE( [.$A11];[.J$10]);[.$A$6:.$R$6];0));&quot;&quot;))" office:value-type="string" office:string-value="$M$6" calcext:value-type="string">
            <text:p>$M$6</text:p>
          </table:table-cell>
          <table:table-cell table:style-name="ce1" table:formula="of:=CONCATENATE(IFNA(ADDRESS(2;MATCH(CONCATENATE( [.$A11];[.K$10]);[.$A$2:.$R$2];0));&quot;&quot;);IFNA(ADDRESS(3;MATCH(CONCATENATE( [.$A11];[.K$10]);[.$A$3:.$R$3];0));&quot;&quot;);IFNA(ADDRESS(4;MATCH(CONCATENATE( [.$A11];[.K$10]);[.$A$4:.$R$4];0));&quot;&quot;);IFNA(ADDRESS(5;MATCH(CONCATENATE( [.$A11];[.K$10]);[.$A$5:.$R$5];0));&quot;&quot;);IFNA(ADDRESS(6;MATCH(CONCATENATE( [.$A11];[.K$10]);[.$A$6:.$R$6];0));&quot;&quot;))" office:value-type="string" office:string-value="$M$3" calcext:value-type="string">
            <text:p>$M$3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CONCATENATE(IFNA(ADDRESS(2;MATCH(CONCATENATE( [.$A12];[.B$10]);[.$A$2:.$R$2];0));&quot;&quot;);IFNA(ADDRESS(3;MATCH(CONCATENATE( [.$A12];[.B$10]);[.$A$3:.$R$3];0));&quot;&quot;);IFNA(ADDRESS(4;MATCH(CONCATENATE( [.$A12];[.B$10]);[.$A$4:.$R$4];0));&quot;&quot;);IFNA(ADDRESS(5;MATCH(CONCATENATE( [.$A12];[.B$10]);[.$A$5:.$R$5];0));&quot;&quot;);IFNA(ADDRESS(6;MATCH(CONCATENATE( [.$A12];[.B$10]);[.$A$6:.$R$6];0));&quot;&quot;))" office:value-type="string" office:string-value="$D$2" calcext:value-type="string">
            <text:p>$D$2</text:p>
          </table:table-cell>
          <table:table-cell table:style-name="ce1" table:formula="of:=CONCATENATE(IFNA(ADDRESS(2;MATCH(CONCATENATE( [.$A12];[.C$10]);[.$A$2:.$R$2];0));&quot;&quot;);IFNA(ADDRESS(3;MATCH(CONCATENATE( [.$A12];[.C$10]);[.$A$3:.$R$3];0));&quot;&quot;);IFNA(ADDRESS(4;MATCH(CONCATENATE( [.$A12];[.C$10]);[.$A$4:.$R$4];0));&quot;&quot;);IFNA(ADDRESS(5;MATCH(CONCATENATE( [.$A12];[.C$10]);[.$A$5:.$R$5];0));&quot;&quot;);IFNA(ADDRESS(6;MATCH(CONCATENATE( [.$A12];[.C$10]);[.$A$6:.$R$6];0));&quot;&quot;))" office:value-type="string" office:string-value="$C$3" calcext:value-type="string">
            <text:p>$C$3</text:p>
          </table:table-cell>
          <table:table-cell table:style-name="ce1" table:formula="of:=CONCATENATE(IFNA(ADDRESS(2;MATCH(CONCATENATE( [.$A12];[.D$10]);[.$A$2:.$R$2];0));&quot;&quot;);IFNA(ADDRESS(3;MATCH(CONCATENATE( [.$A12];[.D$10]);[.$A$3:.$R$3];0));&quot;&quot;);IFNA(ADDRESS(4;MATCH(CONCATENATE( [.$A12];[.D$10]);[.$A$4:.$R$4];0));&quot;&quot;);IFNA(ADDRESS(5;MATCH(CONCATENATE( [.$A12];[.D$10]);[.$A$5:.$R$5];0));&quot;&quot;);IFNA(ADDRESS(6;MATCH(CONCATENATE( [.$A12];[.D$10]);[.$A$6:.$R$6];0));&quot;&quot;))" office:value-type="string" office:string-value="$C$4" calcext:value-type="string">
            <text:p>$C$4</text:p>
          </table:table-cell>
          <table:table-cell table:style-name="ce1" table:formula="of:=CONCATENATE(IFNA(ADDRESS(2;MATCH(CONCATENATE( [.$A12];[.E$10]);[.$A$2:.$R$2];0));&quot;&quot;);IFNA(ADDRESS(3;MATCH(CONCATENATE( [.$A12];[.E$10]);[.$A$3:.$R$3];0));&quot;&quot;);IFNA(ADDRESS(4;MATCH(CONCATENATE( [.$A12];[.E$10]);[.$A$4:.$R$4];0));&quot;&quot;);IFNA(ADDRESS(5;MATCH(CONCATENATE( [.$A12];[.E$10]);[.$A$5:.$R$5];0));&quot;&quot;);IFNA(ADDRESS(6;MATCH(CONCATENATE( [.$A12];[.E$10]);[.$A$6:.$R$6];0));&quot;&quot;))" office:value-type="string" office:string-value="$C$5" calcext:value-type="string">
            <text:p>$C$5</text:p>
          </table:table-cell>
          <table:table-cell table:style-name="ce1" table:formula="of:=CONCATENATE(IFNA(ADDRESS(2;MATCH(CONCATENATE( [.$A12];[.F$10]);[.$A$2:.$R$2];0));&quot;&quot;);IFNA(ADDRESS(3;MATCH(CONCATENATE( [.$A12];[.F$10]);[.$A$3:.$R$3];0));&quot;&quot;);IFNA(ADDRESS(4;MATCH(CONCATENATE( [.$A12];[.F$10]);[.$A$4:.$R$4];0));&quot;&quot;);IFNA(ADDRESS(5;MATCH(CONCATENATE( [.$A12];[.F$10]);[.$A$5:.$R$5];0));&quot;&quot;);IFNA(ADDRESS(6;MATCH(CONCATENATE( [.$A12];[.F$10]);[.$A$6:.$R$6];0));&quot;&quot;))" office:value-type="string" office:string-value="$I$6" calcext:value-type="string">
            <text:p>$I$6</text:p>
          </table:table-cell>
          <table:table-cell table:style-name="ce1" table:formula="of:=CONCATENATE(IFNA(ADDRESS(2;MATCH(CONCATENATE( [.$A12];[.G$10]);[.$A$2:.$R$2];0));&quot;&quot;);IFNA(ADDRESS(3;MATCH(CONCATENATE( [.$A12];[.G$10]);[.$A$3:.$R$3];0));&quot;&quot;);IFNA(ADDRESS(4;MATCH(CONCATENATE( [.$A12];[.G$10]);[.$A$4:.$R$4];0));&quot;&quot;);IFNA(ADDRESS(5;MATCH(CONCATENATE( [.$A12];[.G$10]);[.$A$5:.$R$5];0));&quot;&quot;);IFNA(ADDRESS(6;MATCH(CONCATENATE( [.$A12];[.G$10]);[.$A$6:.$R$6];0));&quot;&quot;))" office:value-type="string" office:string-value="$N$2" calcext:value-type="string">
            <text:p>$N$2</text:p>
          </table:table-cell>
          <table:table-cell table:style-name="ce1" table:formula="of:=CONCATENATE(IFNA(ADDRESS(2;MATCH(CONCATENATE( [.$A12];[.H$10]);[.$A$2:.$R$2];0));&quot;&quot;);IFNA(ADDRESS(3;MATCH(CONCATENATE( [.$A12];[.H$10]);[.$A$3:.$R$3];0));&quot;&quot;);IFNA(ADDRESS(4;MATCH(CONCATENATE( [.$A12];[.H$10]);[.$A$4:.$R$4];0));&quot;&quot;);IFNA(ADDRESS(5;MATCH(CONCATENATE( [.$A12];[.H$10]);[.$A$5:.$R$5];0));&quot;&quot;);IFNA(ADDRESS(6;MATCH(CONCATENATE( [.$A12];[.H$10]);[.$A$6:.$R$6];0));&quot;&quot;))" office:value-type="string" office:string-value="$O$3" calcext:value-type="string">
            <text:p>$O$3</text:p>
          </table:table-cell>
          <table:table-cell table:style-name="ce1" table:formula="of:=CONCATENATE(IFNA(ADDRESS(2;MATCH(CONCATENATE( [.$A12];[.I$10]);[.$A$2:.$R$2];0));&quot;&quot;);IFNA(ADDRESS(3;MATCH(CONCATENATE( [.$A12];[.I$10]);[.$A$3:.$R$3];0));&quot;&quot;);IFNA(ADDRESS(4;MATCH(CONCATENATE( [.$A12];[.I$10]);[.$A$4:.$R$4];0));&quot;&quot;);IFNA(ADDRESS(5;MATCH(CONCATENATE( [.$A12];[.I$10]);[.$A$5:.$R$5];0));&quot;&quot;);IFNA(ADDRESS(6;MATCH(CONCATENATE( [.$A12];[.I$10]);[.$A$6:.$R$6];0));&quot;&quot;))" office:value-type="string" office:string-value="$O$4" calcext:value-type="string">
            <text:p>$O$4</text:p>
          </table:table-cell>
          <table:table-cell table:style-name="ce1" table:formula="of:=CONCATENATE(IFNA(ADDRESS(2;MATCH(CONCATENATE( [.$A12];[.J$10]);[.$A$2:.$R$2];0));&quot;&quot;);IFNA(ADDRESS(3;MATCH(CONCATENATE( [.$A12];[.J$10]);[.$A$3:.$R$3];0));&quot;&quot;);IFNA(ADDRESS(4;MATCH(CONCATENATE( [.$A12];[.J$10]);[.$A$4:.$R$4];0));&quot;&quot;);IFNA(ADDRESS(5;MATCH(CONCATENATE( [.$A12];[.J$10]);[.$A$5:.$R$5];0));&quot;&quot;);IFNA(ADDRESS(6;MATCH(CONCATENATE( [.$A12];[.J$10]);[.$A$6:.$R$6];0));&quot;&quot;))" office:value-type="string" office:string-value="$N$6" calcext:value-type="string">
            <text:p>$N$6</text:p>
          </table:table-cell>
          <table:table-cell table:style-name="ce1" table:formula="of:=CONCATENATE(IFNA(ADDRESS(2;MATCH(CONCATENATE( [.$A12];[.K$10]);[.$A$2:.$R$2];0));&quot;&quot;);IFNA(ADDRESS(3;MATCH(CONCATENATE( [.$A12];[.K$10]);[.$A$3:.$R$3];0));&quot;&quot;);IFNA(ADDRESS(4;MATCH(CONCATENATE( [.$A12];[.K$10]);[.$A$4:.$R$4];0));&quot;&quot;);IFNA(ADDRESS(5;MATCH(CONCATENATE( [.$A12];[.K$10]);[.$A$5:.$R$5];0));&quot;&quot;);IFNA(ADDRESS(6;MATCH(CONCATENATE( [.$A12];[.K$10]);[.$A$6:.$R$6];0));&quot;&quot;))" office:value-type="string" office:string-value="$M$4" calcext:value-type="string">
            <text:p>$M$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CONCATENATE(IFNA(ADDRESS(2;MATCH(CONCATENATE( [.$A13];[.B$10]);[.$A$2:.$R$2];0));&quot;&quot;);IFNA(ADDRESS(3;MATCH(CONCATENATE( [.$A13];[.B$10]);[.$A$3:.$R$3];0));&quot;&quot;);IFNA(ADDRESS(4;MATCH(CONCATENATE( [.$A13];[.B$10]);[.$A$4:.$R$4];0));&quot;&quot;);IFNA(ADDRESS(5;MATCH(CONCATENATE( [.$A13];[.B$10]);[.$A$5:.$R$5];0));&quot;&quot;);IFNA(ADDRESS(6;MATCH(CONCATENATE( [.$A13];[.B$10]);[.$A$6:.$R$6];0));&quot;&quot;))" office:value-type="string" office:string-value="$E$2" calcext:value-type="string">
            <text:p>$E$2</text:p>
          </table:table-cell>
          <table:table-cell table:style-name="ce1" table:formula="of:=CONCATENATE(IFNA(ADDRESS(2;MATCH(CONCATENATE( [.$A13];[.C$10]);[.$A$2:.$R$2];0));&quot;&quot;);IFNA(ADDRESS(3;MATCH(CONCATENATE( [.$A13];[.C$10]);[.$A$3:.$R$3];0));&quot;&quot;);IFNA(ADDRESS(4;MATCH(CONCATENATE( [.$A13];[.C$10]);[.$A$4:.$R$4];0));&quot;&quot;);IFNA(ADDRESS(5;MATCH(CONCATENATE( [.$A13];[.C$10]);[.$A$5:.$R$5];0));&quot;&quot;);IFNA(ADDRESS(6;MATCH(CONCATENATE( [.$A13];[.C$10]);[.$A$6:.$R$6];0));&quot;&quot;))" office:value-type="string" office:string-value="$D$3" calcext:value-type="string">
            <text:p>$D$3</text:p>
          </table:table-cell>
          <table:table-cell table:style-name="ce1" table:formula="of:=CONCATENATE(IFNA(ADDRESS(2;MATCH(CONCATENATE( [.$A13];[.D$10]);[.$A$2:.$R$2];0));&quot;&quot;);IFNA(ADDRESS(3;MATCH(CONCATENATE( [.$A13];[.D$10]);[.$A$3:.$R$3];0));&quot;&quot;);IFNA(ADDRESS(4;MATCH(CONCATENATE( [.$A13];[.D$10]);[.$A$4:.$R$4];0));&quot;&quot;);IFNA(ADDRESS(5;MATCH(CONCATENATE( [.$A13];[.D$10]);[.$A$5:.$R$5];0));&quot;&quot;);IFNA(ADDRESS(6;MATCH(CONCATENATE( [.$A13];[.D$10]);[.$A$6:.$R$6];0));&quot;&quot;))" office:value-type="string" office:string-value="$D$4" calcext:value-type="string">
            <text:p>$D$4</text:p>
          </table:table-cell>
          <table:table-cell table:style-name="ce1" table:formula="of:=CONCATENATE(IFNA(ADDRESS(2;MATCH(CONCATENATE( [.$A13];[.E$10]);[.$A$2:.$R$2];0));&quot;&quot;);IFNA(ADDRESS(3;MATCH(CONCATENATE( [.$A13];[.E$10]);[.$A$3:.$R$3];0));&quot;&quot;);IFNA(ADDRESS(4;MATCH(CONCATENATE( [.$A13];[.E$10]);[.$A$4:.$R$4];0));&quot;&quot;);IFNA(ADDRESS(5;MATCH(CONCATENATE( [.$A13];[.E$10]);[.$A$5:.$R$5];0));&quot;&quot;);IFNA(ADDRESS(6;MATCH(CONCATENATE( [.$A13];[.E$10]);[.$A$6:.$R$6];0));&quot;&quot;))" office:value-type="string" office:string-value="$D$5" calcext:value-type="string">
            <text:p>$D$5</text:p>
          </table:table-cell>
          <table:table-cell table:style-name="ce1" table:formula="of:=CONCATENATE(IFNA(ADDRESS(2;MATCH(CONCATENATE( [.$A13];[.F$10]);[.$A$2:.$R$2];0));&quot;&quot;);IFNA(ADDRESS(3;MATCH(CONCATENATE( [.$A13];[.F$10]);[.$A$3:.$R$3];0));&quot;&quot;);IFNA(ADDRESS(4;MATCH(CONCATENATE( [.$A13];[.F$10]);[.$A$4:.$R$4];0));&quot;&quot;);IFNA(ADDRESS(5;MATCH(CONCATENATE( [.$A13];[.F$10]);[.$A$5:.$R$5];0));&quot;&quot;);IFNA(ADDRESS(6;MATCH(CONCATENATE( [.$A13];[.F$10]);[.$A$6:.$R$6];0));&quot;&quot;))" office:value-type="string" office:string-value="$H$5" calcext:value-type="string">
            <text:p>$H$5</text:p>
          </table:table-cell>
          <table:table-cell table:style-name="ce1" table:formula="of:=CONCATENATE(IFNA(ADDRESS(2;MATCH(CONCATENATE( [.$A13];[.G$10]);[.$A$2:.$R$2];0));&quot;&quot;);IFNA(ADDRESS(3;MATCH(CONCATENATE( [.$A13];[.G$10]);[.$A$3:.$R$3];0));&quot;&quot;);IFNA(ADDRESS(4;MATCH(CONCATENATE( [.$A13];[.G$10]);[.$A$4:.$R$4];0));&quot;&quot;);IFNA(ADDRESS(5;MATCH(CONCATENATE( [.$A13];[.G$10]);[.$A$5:.$R$5];0));&quot;&quot;);IFNA(ADDRESS(6;MATCH(CONCATENATE( [.$A13];[.G$10]);[.$A$6:.$R$6];0));&quot;&quot;))" office:value-type="string" office:string-value="$O$2" calcext:value-type="string">
            <text:p>$O$2</text:p>
          </table:table-cell>
          <table:table-cell table:style-name="ce1" table:formula="of:=CONCATENATE(IFNA(ADDRESS(2;MATCH(CONCATENATE( [.$A13];[.H$10]);[.$A$2:.$R$2];0));&quot;&quot;);IFNA(ADDRESS(3;MATCH(CONCATENATE( [.$A13];[.H$10]);[.$A$3:.$R$3];0));&quot;&quot;);IFNA(ADDRESS(4;MATCH(CONCATENATE( [.$A13];[.H$10]);[.$A$4:.$R$4];0));&quot;&quot;);IFNA(ADDRESS(5;MATCH(CONCATENATE( [.$A13];[.H$10]);[.$A$5:.$R$5];0));&quot;&quot;);IFNA(ADDRESS(6;MATCH(CONCATENATE( [.$A13];[.H$10]);[.$A$6:.$R$6];0));&quot;&quot;))" office:value-type="string" office:string-value="$P$3" calcext:value-type="string">
            <text:p>$P$3</text:p>
          </table:table-cell>
          <table:table-cell table:style-name="ce1" table:formula="of:=CONCATENATE(IFNA(ADDRESS(2;MATCH(CONCATENATE( [.$A13];[.I$10]);[.$A$2:.$R$2];0));&quot;&quot;);IFNA(ADDRESS(3;MATCH(CONCATENATE( [.$A13];[.I$10]);[.$A$3:.$R$3];0));&quot;&quot;);IFNA(ADDRESS(4;MATCH(CONCATENATE( [.$A13];[.I$10]);[.$A$4:.$R$4];0));&quot;&quot;);IFNA(ADDRESS(5;MATCH(CONCATENATE( [.$A13];[.I$10]);[.$A$5:.$R$5];0));&quot;&quot;);IFNA(ADDRESS(6;MATCH(CONCATENATE( [.$A13];[.I$10]);[.$A$6:.$R$6];0));&quot;&quot;))" office:value-type="string" office:string-value="$P$4" calcext:value-type="string">
            <text:p>$P$4</text:p>
          </table:table-cell>
          <table:table-cell table:style-name="ce1" table:formula="of:=CONCATENATE(IFNA(ADDRESS(2;MATCH(CONCATENATE( [.$A13];[.J$10]);[.$A$2:.$R$2];0));&quot;&quot;);IFNA(ADDRESS(3;MATCH(CONCATENATE( [.$A13];[.J$10]);[.$A$3:.$R$3];0));&quot;&quot;);IFNA(ADDRESS(4;MATCH(CONCATENATE( [.$A13];[.J$10]);[.$A$4:.$R$4];0));&quot;&quot;);IFNA(ADDRESS(5;MATCH(CONCATENATE( [.$A13];[.J$10]);[.$A$5:.$R$5];0));&quot;&quot;);IFNA(ADDRESS(6;MATCH(CONCATENATE( [.$A13];[.J$10]);[.$A$6:.$R$6];0));&quot;&quot;))" office:value-type="string" office:string-value="$P$5" calcext:value-type="string">
            <text:p>$P$5</text:p>
          </table:table-cell>
          <table:table-cell table:style-name="ce1" table:formula="of:=CONCATENATE(IFNA(ADDRESS(2;MATCH(CONCATENATE( [.$A13];[.K$10]);[.$A$2:.$R$2];0));&quot;&quot;);IFNA(ADDRESS(3;MATCH(CONCATENATE( [.$A13];[.K$10]);[.$A$3:.$R$3];0));&quot;&quot;);IFNA(ADDRESS(4;MATCH(CONCATENATE( [.$A13];[.K$10]);[.$A$4:.$R$4];0));&quot;&quot;);IFNA(ADDRESS(5;MATCH(CONCATENATE( [.$A13];[.K$10]);[.$A$5:.$R$5];0));&quot;&quot;);IFNA(ADDRESS(6;MATCH(CONCATENATE( [.$A13];[.K$10]);[.$A$6:.$R$6];0));&quot;&quot;))" office:value-type="string" office:string-value="$L$5" calcext:value-type="string">
            <text:p>$L$5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CONCATENATE(IFNA(ADDRESS(2;MATCH(CONCATENATE( [.$A14];[.B$10]);[.$A$2:.$R$2];0));&quot;&quot;);IFNA(ADDRESS(3;MATCH(CONCATENATE( [.$A14];[.B$10]);[.$A$3:.$R$3];0));&quot;&quot;);IFNA(ADDRESS(4;MATCH(CONCATENATE( [.$A14];[.B$10]);[.$A$4:.$R$4];0));&quot;&quot;);IFNA(ADDRESS(5;MATCH(CONCATENATE( [.$A14];[.B$10]);[.$A$5:.$R$5];0));&quot;&quot;);IFNA(ADDRESS(6;MATCH(CONCATENATE( [.$A14];[.B$10]);[.$A$6:.$R$6];0));&quot;&quot;))" office:value-type="string" office:string-value="$F$2" calcext:value-type="string">
            <text:p>$F$2</text:p>
          </table:table-cell>
          <table:table-cell table:style-name="ce1" table:formula="of:=CONCATENATE(IFNA(ADDRESS(2;MATCH(CONCATENATE( [.$A14];[.C$10]);[.$A$2:.$R$2];0));&quot;&quot;);IFNA(ADDRESS(3;MATCH(CONCATENATE( [.$A14];[.C$10]);[.$A$3:.$R$3];0));&quot;&quot;);IFNA(ADDRESS(4;MATCH(CONCATENATE( [.$A14];[.C$10]);[.$A$4:.$R$4];0));&quot;&quot;);IFNA(ADDRESS(5;MATCH(CONCATENATE( [.$A14];[.C$10]);[.$A$5:.$R$5];0));&quot;&quot;);IFNA(ADDRESS(6;MATCH(CONCATENATE( [.$A14];[.C$10]);[.$A$6:.$R$6];0));&quot;&quot;))" office:value-type="string" office:string-value="$E$3" calcext:value-type="string">
            <text:p>$E$3</text:p>
          </table:table-cell>
          <table:table-cell table:style-name="ce1" table:formula="of:=CONCATENATE(IFNA(ADDRESS(2;MATCH(CONCATENATE( [.$A14];[.D$10]);[.$A$2:.$R$2];0));&quot;&quot;);IFNA(ADDRESS(3;MATCH(CONCATENATE( [.$A14];[.D$10]);[.$A$3:.$R$3];0));&quot;&quot;);IFNA(ADDRESS(4;MATCH(CONCATENATE( [.$A14];[.D$10]);[.$A$4:.$R$4];0));&quot;&quot;);IFNA(ADDRESS(5;MATCH(CONCATENATE( [.$A14];[.D$10]);[.$A$5:.$R$5];0));&quot;&quot;);IFNA(ADDRESS(6;MATCH(CONCATENATE( [.$A14];[.D$10]);[.$A$6:.$R$6];0));&quot;&quot;))" office:value-type="string" office:string-value="$E$4" calcext:value-type="string">
            <text:p>$E$4</text:p>
          </table:table-cell>
          <table:table-cell table:style-name="ce1" table:formula="of:=CONCATENATE(IFNA(ADDRESS(2;MATCH(CONCATENATE( [.$A14];[.E$10]);[.$A$2:.$R$2];0));&quot;&quot;);IFNA(ADDRESS(3;MATCH(CONCATENATE( [.$A14];[.E$10]);[.$A$3:.$R$3];0));&quot;&quot;);IFNA(ADDRESS(4;MATCH(CONCATENATE( [.$A14];[.E$10]);[.$A$4:.$R$4];0));&quot;&quot;);IFNA(ADDRESS(5;MATCH(CONCATENATE( [.$A14];[.E$10]);[.$A$5:.$R$5];0));&quot;&quot;);IFNA(ADDRESS(6;MATCH(CONCATENATE( [.$A14];[.E$10]);[.$A$6:.$R$6];0));&quot;&quot;))" office:value-type="string" office:string-value="$F$6" calcext:value-type="string">
            <text:p>$F$6</text:p>
          </table:table-cell>
          <table:table-cell table:style-name="ce1" table:formula="of:=CONCATENATE(IFNA(ADDRESS(2;MATCH(CONCATENATE( [.$A14];[.F$10]);[.$A$2:.$R$2];0));&quot;&quot;);IFNA(ADDRESS(3;MATCH(CONCATENATE( [.$A14];[.F$10]);[.$A$3:.$R$3];0));&quot;&quot;);IFNA(ADDRESS(4;MATCH(CONCATENATE( [.$A14];[.F$10]);[.$A$4:.$R$4];0));&quot;&quot;);IFNA(ADDRESS(5;MATCH(CONCATENATE( [.$A14];[.F$10]);[.$A$5:.$R$5];0));&quot;&quot;);IFNA(ADDRESS(6;MATCH(CONCATENATE( [.$A14];[.F$10]);[.$A$6:.$R$6];0));&quot;&quot;))" office:value-type="string" office:string-value="$G$4" calcext:value-type="string">
            <text:p>$G$4</text:p>
          </table:table-cell>
          <table:table-cell table:style-name="ce1" table:formula="of:=CONCATENATE(IFNA(ADDRESS(2;MATCH(CONCATENATE( [.$A14];[.G$10]);[.$A$2:.$R$2];0));&quot;&quot;);IFNA(ADDRESS(3;MATCH(CONCATENATE( [.$A14];[.G$10]);[.$A$3:.$R$3];0));&quot;&quot;);IFNA(ADDRESS(4;MATCH(CONCATENATE( [.$A14];[.G$10]);[.$A$4:.$R$4];0));&quot;&quot;);IFNA(ADDRESS(5;MATCH(CONCATENATE( [.$A14];[.G$10]);[.$A$5:.$R$5];0));&quot;&quot;);IFNA(ADDRESS(6;MATCH(CONCATENATE( [.$A14];[.G$10]);[.$A$6:.$R$6];0));&quot;&quot;))" office:value-type="string" office:string-value="$P$2" calcext:value-type="string">
            <text:p>$P$2</text:p>
          </table:table-cell>
          <table:table-cell table:style-name="ce1" table:formula="of:=CONCATENATE(IFNA(ADDRESS(2;MATCH(CONCATENATE( [.$A14];[.H$10]);[.$A$2:.$R$2];0));&quot;&quot;);IFNA(ADDRESS(3;MATCH(CONCATENATE( [.$A14];[.H$10]);[.$A$3:.$R$3];0));&quot;&quot;);IFNA(ADDRESS(4;MATCH(CONCATENATE( [.$A14];[.H$10]);[.$A$4:.$R$4];0));&quot;&quot;);IFNA(ADDRESS(5;MATCH(CONCATENATE( [.$A14];[.H$10]);[.$A$5:.$R$5];0));&quot;&quot;);IFNA(ADDRESS(6;MATCH(CONCATENATE( [.$A14];[.H$10]);[.$A$6:.$R$6];0));&quot;&quot;))" office:value-type="string" office:string-value="$Q$3" calcext:value-type="string">
            <text:p>$Q$3</text:p>
          </table:table-cell>
          <table:table-cell table:style-name="ce1" table:formula="of:=CONCATENATE(IFNA(ADDRESS(2;MATCH(CONCATENATE( [.$A14];[.I$10]);[.$A$2:.$R$2];0));&quot;&quot;);IFNA(ADDRESS(3;MATCH(CONCATENATE( [.$A14];[.I$10]);[.$A$3:.$R$3];0));&quot;&quot;);IFNA(ADDRESS(4;MATCH(CONCATENATE( [.$A14];[.I$10]);[.$A$4:.$R$4];0));&quot;&quot;);IFNA(ADDRESS(5;MATCH(CONCATENATE( [.$A14];[.I$10]);[.$A$5:.$R$5];0));&quot;&quot;);IFNA(ADDRESS(6;MATCH(CONCATENATE( [.$A14];[.I$10]);[.$A$6:.$R$6];0));&quot;&quot;))" office:value-type="string" office:string-value="$Q$4" calcext:value-type="string">
            <text:p>$Q$4</text:p>
          </table:table-cell>
          <table:table-cell table:style-name="ce1" table:formula="of:=CONCATENATE(IFNA(ADDRESS(2;MATCH(CONCATENATE( [.$A14];[.J$10]);[.$A$2:.$R$2];0));&quot;&quot;);IFNA(ADDRESS(3;MATCH(CONCATENATE( [.$A14];[.J$10]);[.$A$3:.$R$3];0));&quot;&quot;);IFNA(ADDRESS(4;MATCH(CONCATENATE( [.$A14];[.J$10]);[.$A$4:.$R$4];0));&quot;&quot;);IFNA(ADDRESS(5;MATCH(CONCATENATE( [.$A14];[.J$10]);[.$A$5:.$R$5];0));&quot;&quot;);IFNA(ADDRESS(6;MATCH(CONCATENATE( [.$A14];[.J$10]);[.$A$6:.$R$6];0));&quot;&quot;))" office:value-type="string" office:string-value="$Q$5" calcext:value-type="string">
            <text:p>$Q$5</text:p>
          </table:table-cell>
          <table:table-cell table:style-name="ce1" table:formula="of:=CONCATENATE(IFNA(ADDRESS(2;MATCH(CONCATENATE( [.$A14];[.K$10]);[.$A$2:.$R$2];0));&quot;&quot;);IFNA(ADDRESS(3;MATCH(CONCATENATE( [.$A14];[.K$10]);[.$A$3:.$R$3];0));&quot;&quot;);IFNA(ADDRESS(4;MATCH(CONCATENATE( [.$A14];[.K$10]);[.$A$4:.$R$4];0));&quot;&quot;);IFNA(ADDRESS(5;MATCH(CONCATENATE( [.$A14];[.K$10]);[.$A$5:.$R$5];0));&quot;&quot;);IFNA(ADDRESS(6;MATCH(CONCATENATE( [.$A14];[.K$10]);[.$A$6:.$R$6];0));&quot;&quot;))" office:value-type="string" office:string-value="$K$6" calcext:value-type="string">
            <text:p>$K$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CONCATENATE(IFNA(ADDRESS(2;MATCH(CONCATENATE( [.$A15];[.B$10]);[.$A$2:.$R$2];0));&quot;&quot;);IFNA(ADDRESS(3;MATCH(CONCATENATE( [.$A15];[.B$10]);[.$A$3:.$R$3];0));&quot;&quot;);IFNA(ADDRESS(4;MATCH(CONCATENATE( [.$A15];[.B$10]);[.$A$4:.$R$4];0));&quot;&quot;);IFNA(ADDRESS(5;MATCH(CONCATENATE( [.$A15];[.B$10]);[.$A$5:.$R$5];0));&quot;&quot;);IFNA(ADDRESS(6;MATCH(CONCATENATE( [.$A15];[.B$10]);[.$A$6:.$R$6];0));&quot;&quot;))" office:value-type="string" office:string-value="$G$2" calcext:value-type="string">
            <text:p>$G$2</text:p>
          </table:table-cell>
          <table:table-cell table:style-name="ce1" table:formula="of:=CONCATENATE(IFNA(ADDRESS(2;MATCH(CONCATENATE( [.$A15];[.C$10]);[.$A$2:.$R$2];0));&quot;&quot;);IFNA(ADDRESS(3;MATCH(CONCATENATE( [.$A15];[.C$10]);[.$A$3:.$R$3];0));&quot;&quot;);IFNA(ADDRESS(4;MATCH(CONCATENATE( [.$A15];[.C$10]);[.$A$4:.$R$4];0));&quot;&quot;);IFNA(ADDRESS(5;MATCH(CONCATENATE( [.$A15];[.C$10]);[.$A$5:.$R$5];0));&quot;&quot;);IFNA(ADDRESS(6;MATCH(CONCATENATE( [.$A15];[.C$10]);[.$A$6:.$R$6];0));&quot;&quot;))" office:value-type="string" office:string-value="$F$3" calcext:value-type="string">
            <text:p>$F$3</text:p>
          </table:table-cell>
          <table:table-cell table:style-name="ce1" table:formula="of:=CONCATENATE(IFNA(ADDRESS(2;MATCH(CONCATENATE( [.$A15];[.D$10]);[.$A$2:.$R$2];0));&quot;&quot;);IFNA(ADDRESS(3;MATCH(CONCATENATE( [.$A15];[.D$10]);[.$A$3:.$R$3];0));&quot;&quot;);IFNA(ADDRESS(4;MATCH(CONCATENATE( [.$A15];[.D$10]);[.$A$4:.$R$4];0));&quot;&quot;);IFNA(ADDRESS(5;MATCH(CONCATENATE( [.$A15];[.D$10]);[.$A$5:.$R$5];0));&quot;&quot;);IFNA(ADDRESS(6;MATCH(CONCATENATE( [.$A15];[.D$10]);[.$A$6:.$R$6];0));&quot;&quot;))" office:value-type="string" office:string-value="$F$4" calcext:value-type="string">
            <text:p>$F$4</text:p>
          </table:table-cell>
          <table:table-cell table:style-name="ce1" table:formula="of:=CONCATENATE(IFNA(ADDRESS(2;MATCH(CONCATENATE( [.$A15];[.E$10]);[.$A$2:.$R$2];0));&quot;&quot;);IFNA(ADDRESS(3;MATCH(CONCATENATE( [.$A15];[.E$10]);[.$A$3:.$R$3];0));&quot;&quot;);IFNA(ADDRESS(4;MATCH(CONCATENATE( [.$A15];[.E$10]);[.$A$4:.$R$4];0));&quot;&quot;);IFNA(ADDRESS(5;MATCH(CONCATENATE( [.$A15];[.E$10]);[.$A$5:.$R$5];0));&quot;&quot;);IFNA(ADDRESS(6;MATCH(CONCATENATE( [.$A15];[.E$10]);[.$A$6:.$R$6];0));&quot;&quot;))" office:value-type="string" office:string-value="$G$6" calcext:value-type="string">
            <text:p>$G$6</text:p>
          </table:table-cell>
          <table:table-cell table:style-name="ce1" table:formula="of:=CONCATENATE(IFNA(ADDRESS(2;MATCH(CONCATENATE( [.$A15];[.F$10]);[.$A$2:.$R$2];0));&quot;&quot;);IFNA(ADDRESS(3;MATCH(CONCATENATE( [.$A15];[.F$10]);[.$A$3:.$R$3];0));&quot;&quot;);IFNA(ADDRESS(4;MATCH(CONCATENATE( [.$A15];[.F$10]);[.$A$4:.$R$4];0));&quot;&quot;);IFNA(ADDRESS(5;MATCH(CONCATENATE( [.$A15];[.F$10]);[.$A$5:.$R$5];0));&quot;&quot;);IFNA(ADDRESS(6;MATCH(CONCATENATE( [.$A15];[.F$10]);[.$A$6:.$R$6];0));&quot;&quot;))" office:value-type="string" office:string-value="$G$3" calcext:value-type="string">
            <text:p>$G$3</text:p>
          </table:table-cell>
          <table:table-cell table:style-name="ce1" table:formula="of:=CONCATENATE(IFNA(ADDRESS(2;MATCH(CONCATENATE( [.$A15];[.G$10]);[.$A$2:.$R$2];0));&quot;&quot;);IFNA(ADDRESS(3;MATCH(CONCATENATE( [.$A15];[.G$10]);[.$A$3:.$R$3];0));&quot;&quot;);IFNA(ADDRESS(4;MATCH(CONCATENATE( [.$A15];[.G$10]);[.$A$4:.$R$4];0));&quot;&quot;);IFNA(ADDRESS(5;MATCH(CONCATENATE( [.$A15];[.G$10]);[.$A$5:.$R$5];0));&quot;&quot;);IFNA(ADDRESS(6;MATCH(CONCATENATE( [.$A15];[.G$10]);[.$A$6:.$R$6];0));&quot;&quot;))" office:value-type="string" office:string-value="$Q$2" calcext:value-type="string">
            <text:p>$Q$2</text:p>
          </table:table-cell>
          <table:table-cell table:style-name="ce1" table:formula="of:=CONCATENATE(IFNA(ADDRESS(2;MATCH(CONCATENATE( [.$A15];[.H$10]);[.$A$2:.$R$2];0));&quot;&quot;);IFNA(ADDRESS(3;MATCH(CONCATENATE( [.$A15];[.H$10]);[.$A$3:.$R$3];0));&quot;&quot;);IFNA(ADDRESS(4;MATCH(CONCATENATE( [.$A15];[.H$10]);[.$A$4:.$R$4];0));&quot;&quot;);IFNA(ADDRESS(5;MATCH(CONCATENATE( [.$A15];[.H$10]);[.$A$5:.$R$5];0));&quot;&quot;);IFNA(ADDRESS(6;MATCH(CONCATENATE( [.$A15];[.H$10]);[.$A$6:.$R$6];0));&quot;&quot;))" office:value-type="string" office:string-value="$R$3" calcext:value-type="string">
            <text:p>$R$3</text:p>
          </table:table-cell>
          <table:table-cell table:style-name="ce1" table:formula="of:=CONCATENATE(IFNA(ADDRESS(2;MATCH(CONCATENATE( [.$A15];[.I$10]);[.$A$2:.$R$2];0));&quot;&quot;);IFNA(ADDRESS(3;MATCH(CONCATENATE( [.$A15];[.I$10]);[.$A$3:.$R$3];0));&quot;&quot;);IFNA(ADDRESS(4;MATCH(CONCATENATE( [.$A15];[.I$10]);[.$A$4:.$R$4];0));&quot;&quot;);IFNA(ADDRESS(5;MATCH(CONCATENATE( [.$A15];[.I$10]);[.$A$5:.$R$5];0));&quot;&quot;);IFNA(ADDRESS(6;MATCH(CONCATENATE( [.$A15];[.I$10]);[.$A$6:.$R$6];0));&quot;&quot;))" office:value-type="string" office:string-value="$R$4" calcext:value-type="string">
            <text:p>$R$4</text:p>
          </table:table-cell>
          <table:table-cell table:style-name="ce1" table:formula="of:=CONCATENATE(IFNA(ADDRESS(2;MATCH(CONCATENATE( [.$A15];[.J$10]);[.$A$2:.$R$2];0));&quot;&quot;);IFNA(ADDRESS(3;MATCH(CONCATENATE( [.$A15];[.J$10]);[.$A$3:.$R$3];0));&quot;&quot;);IFNA(ADDRESS(4;MATCH(CONCATENATE( [.$A15];[.J$10]);[.$A$4:.$R$4];0));&quot;&quot;);IFNA(ADDRESS(5;MATCH(CONCATENATE( [.$A15];[.J$10]);[.$A$5:.$R$5];0));&quot;&quot;);IFNA(ADDRESS(6;MATCH(CONCATENATE( [.$A15];[.J$10]);[.$A$6:.$R$6];0));&quot;&quot;))" office:value-type="string" office:string-value="$R$5" calcext:value-type="string">
            <text:p>$R$5</text:p>
          </table:table-cell>
          <table:table-cell table:style-name="ce1" table:formula="of:=CONCATENATE(IFNA(ADDRESS(2;MATCH(CONCATENATE( [.$A15];[.K$10]);[.$A$2:.$R$2];0));&quot;&quot;);IFNA(ADDRESS(3;MATCH(CONCATENATE( [.$A15];[.K$10]);[.$A$3:.$R$3];0));&quot;&quot;);IFNA(ADDRESS(4;MATCH(CONCATENATE( [.$A15];[.K$10]);[.$A$4:.$R$4];0));&quot;&quot;);IFNA(ADDRESS(5;MATCH(CONCATENATE( [.$A15];[.K$10]);[.$A$5:.$R$5];0));&quot;&quot;);IFNA(ADDRESS(6;MATCH(CONCATENATE( [.$A15];[.K$10]);[.$A$6:.$R$6];0));&quot;&quot;))" office:value-type="string" office:string-value="$L$6" calcext:value-type="string">
            <text:p>$L$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formula="of:=IFNA(ADDRESS(1;MATCH([.$B$11];[.$A$2:.$R$2];0));&quot;&quot;)">
            <text:p/>
          </table:table-cell>
          <table:table-cell table:formula="of:=CONCATENATE(IFNA(ADDRESS(1;MATCH([.$B$11];[.$A$2:.$R$2];0));&quot;&quot;);IFNA(ADDRESS(2;MATCH([.$B$11];[.$A$3:.$R$3];0));&quot;&quot;);IFNA(ADDRESS(3;MATCH([.$B$11];[.$A$4:.$R$4];0));&quot;&quot;);IFNA(ADDRESS(4;MATCH([.$B$11];[.$A$5:.$R$5];0));&quot;&quot;);IFNA(ADDRESS(5;MATCH([.$B$11];[.$A$6:.$R$6];0));&quot;&quot;))">
            <text:p/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16"/>
        </table:table-row>
        <table:table-row table:style-name="ro1" table:number-rows-repeated="10485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0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Default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KC_ESC</text:p>
          </table:table-cell>
          <table:table-cell table:style-name="ce4" office:value-type="string" calcext:value-type="string">
            <text:p>KC_W</text:p>
          </table:table-cell>
          <table:table-cell table:style-name="ce4" office:value-type="string" calcext:value-type="string">
            <text:p>KC_E</text:p>
          </table:table-cell>
          <table:table-cell table:style-name="ce4" office:value-type="string" calcext:value-type="string">
            <text:p>KC_R</text:p>
          </table:table-cell>
          <table:table-cell table:style-name="ce4" office:value-type="string" calcext:value-type="string">
            <text:p>KC_T</text:p>
          </table:table-cell>
          <table:table-cell table:number-columns-repeated="5"/>
          <table:table-cell table:style-name="ce4" office:value-type="string" calcext:value-type="string">
            <text:p>KC_Y</text:p>
          </table:table-cell>
          <table:table-cell table:style-name="ce4" office:value-type="string" calcext:value-type="string">
            <text:p>KC_U</text:p>
          </table:table-cell>
          <table:table-cell table:style-name="ce4" office:value-type="string" calcext:value-type="string">
            <text:p>KC_I</text:p>
          </table:table-cell>
          <table:table-cell table:style-name="ce4" office:value-type="string" calcext:value-type="string">
            <text:p>KC_O</text:p>
          </table:table-cell>
          <table:table-cell table:style-name="ce4" office:value-type="string" calcext:value-type="string">
            <text:p>TG(2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KC_TAB</text:p>
          </table:table-cell>
          <table:table-cell table:style-name="ce4" office:value-type="string" calcext:value-type="string">
            <text:p>KC_Q</text:p>
          </table:table-cell>
          <table:table-cell table:style-name="ce4" office:value-type="string" calcext:value-type="string">
            <text:p>KC_S</text:p>
          </table:table-cell>
          <table:table-cell table:style-name="ce4" office:value-type="string" calcext:value-type="string">
            <text:p>KC_D</text:p>
          </table:table-cell>
          <table:table-cell table:style-name="ce4" office:value-type="string" calcext:value-type="string">
            <text:p>KC_F</text:p>
          </table:table-cell>
          <table:table-cell table:style-name="ce4" office:value-type="string" calcext:value-type="string">
            <text:p>KC_G</text:p>
          </table:table-cell>
          <table:table-cell table:number-columns-repeated="5"/>
          <table:table-cell table:style-name="ce4" office:value-type="string" calcext:value-type="string">
            <text:p>KC_H</text:p>
          </table:table-cell>
          <table:table-cell table:style-name="ce4" office:value-type="string" calcext:value-type="string">
            <text:p>KC_J</text:p>
          </table:table-cell>
          <table:table-cell table:style-name="ce4" office:value-type="string" calcext:value-type="string">
            <text:p>KC_K</text:p>
          </table:table-cell>
          <table:table-cell table:style-name="ce4" office:value-type="string" calcext:value-type="string">
            <text:p>KC_L</text:p>
          </table:table-cell>
          <table:table-cell table:style-name="ce4" office:value-type="string" calcext:value-type="string">
            <text:p>KC_P</text:p>
          </table:table-cell>
          <table:table-cell table:style-name="ce4" office:value-type="string" calcext:value-type="string">
            <text:p>KC_GRV </text:p>
          </table:table-cell>
        </table:table-row>
        <table:table-row table:style-name="ro1">
          <table:table-cell/>
          <table:table-cell table:style-name="ce4" office:value-type="string" calcext:value-type="string">
            <text:p>ALGR_T(KC_CAPS)</text:p>
          </table:table-cell>
          <table:table-cell table:style-name="ce4" office:value-type="string" calcext:value-type="string">
            <text:p>KC_A</text:p>
          </table:table-cell>
          <table:table-cell table:style-name="ce4" office:value-type="string" calcext:value-type="string">
            <text:p>KC_X</text:p>
          </table:table-cell>
          <table:table-cell table:style-name="ce4" office:value-type="string" calcext:value-type="string">
            <text:p>KC_C</text:p>
          </table:table-cell>
          <table:table-cell table:style-name="ce4" office:value-type="string" calcext:value-type="string">
            <text:p>KC_V</text:p>
          </table:table-cell>
          <table:table-cell table:style-name="ce4" office:value-type="string" calcext:value-type="string">
            <text:p>KC_B</text:p>
          </table:table-cell>
          <table:table-cell table:number-columns-repeated="5"/>
          <table:table-cell table:style-name="ce4" office:value-type="string" calcext:value-type="string">
            <text:p>KC_N</text:p>
          </table:table-cell>
          <table:table-cell table:style-name="ce4" office:value-type="string" calcext:value-type="string">
            <text:p>KC_M</text:p>
          </table:table-cell>
          <table:table-cell table:style-name="ce4" office:value-type="string" calcext:value-type="string">
            <text:p>KC_COMMA</text:p>
          </table:table-cell>
          <table:table-cell table:style-name="ce4" office:value-type="string" calcext:value-type="string">
            <text:p>KC_DOT</text:p>
          </table:table-cell>
          <table:table-cell table:style-name="ce4" office:value-type="string" calcext:value-type="string">
            <text:p>KC_SCLN</text:p>
          </table:table-cell>
          <table:table-cell table:style-name="ce4" office:value-type="string" calcext:value-type="string">
            <text:p>KC_MINS</text:p>
          </table:table-cell>
        </table:table-row>
        <table:table-row table:style-name="ro1">
          <table:table-cell/>
          <table:table-cell table:style-name="ce4" office:value-type="string" calcext:value-type="string">
            <text:p>ALT_T(KC_NUBS)</text:p>
          </table:table-cell>
          <table:table-cell table:style-name="ce4" office:value-type="string" calcext:value-type="string">
            <text:p>KC_Z</text:p>
          </table:table-cell>
          <table:table-cell table:style-name="ce4" office:value-type="string" calcext:value-type="string">
            <text:p>KC_LCMD</text:p>
          </table:table-cell>
          <table:table-cell table:number-columns-repeated="3"/>
          <table:table-cell table:style-name="ce8" office:value-type="string" calcext:value-type="string">
            <text:p>KC_ENT</text:p>
          </table:table-cell>
          <table:table-cell table:number-columns-repeated="3"/>
          <table:table-cell table:style-name="ce8" office:value-type="string" calcext:value-type="string">
            <text:p>KC_UP</text:p>
          </table:table-cell>
          <table:table-cell table:number-columns-repeated="3"/>
          <table:table-cell table:style-name="ce4" office:value-type="string" calcext:value-type="string">
            <text:p>KC_INT1</text:p>
          </table:table-cell>
          <table:table-cell table:style-name="ce4" office:value-type="string" calcext:value-type="string">
            <text:p>KC_SLSH</text:p>
          </table:table-cell>
          <table:table-cell table:style-name="ce4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LT(2, KC_HOME)</text:p>
          </table:table-cell>
          <table:table-cell table:style-name="ce8" office:value-type="string" calcext:value-type="string">
            <text:p>LT(3, KC_DEL)</text:p>
          </table:table-cell>
          <table:table-cell table:style-name="ce8" office:value-type="string" calcext:value-type="string">
            <text:p>SFT_T(KC_SPC)</text:p>
          </table:table-cell>
          <table:table-cell table:style-name="ce8" office:value-type="string" calcext:value-type="string">
            <text:p>CTL_T(KC_BSPC)</text:p>
          </table:table-cell>
          <table:table-cell/>
          <table:table-cell table:style-name="ce8" office:value-type="string" calcext:value-type="string">
            <text:p>KC_LEFT</text:p>
          </table:table-cell>
          <table:table-cell table:style-name="ce8" office:value-type="string" calcext:value-type="string">
            <text:p>KC_DOWN</text:p>
          </table:table-cell>
          <table:table-cell table:style-name="ce8" office:value-type="string" calcext:value-type="string">
            <text:p>KC_RGHT</text:p>
          </table:table-cell>
          <table:table-cell table:style-name="ce8" office:value-type="string" calcext:value-type="string">
            <text:p>LT(1, KC_END)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NO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string" office:string-value="KC_ESC" calcext:value-type="string">
            <text:p>KC_ESC</text:p>
          </table:table-cell>
          <table:table-cell table:style-name="ce1" table:formula="of:=INDIRECT([$base.C11])" office:value-type="string" office:string-value="KC_TAB" calcext:value-type="string">
            <text:p>KC_TAB</text:p>
          </table:table-cell>
          <table:table-cell table:style-name="ce1" table:formula="of:=INDIRECT([$base.D11])" office:value-type="string" office:string-value="ALGR_T(KC_CAPS)" calcext:value-type="string">
            <text:p>ALGR_T(KC_CAPS)</text:p>
          </table:table-cell>
          <table:table-cell table:style-name="ce1" table:formula="of:=INDIRECT([$base.E11])" office:value-type="string" office:string-value="ALT_T(KC_NUBS)" calcext:value-type="string">
            <text:p>ALT_T(KC_NUBS)</text:p>
          </table:table-cell>
          <table:table-cell table:style-name="ce1" table:formula="of:=INDIRECT([$base.F11])" office:value-type="string" office:string-value="SFT_T(KC_SPC)" calcext:value-type="string">
            <text:p>SFT_T(KC_SPC)</text:p>
          </table:table-cell>
          <table:table-cell table:style-name="ce1" table:formula="of:=INDIRECT([$base.G11])" office:value-type="string" office:string-value="KC_Y" calcext:value-type="string">
            <text:p>KC_Y</text:p>
          </table:table-cell>
          <table:table-cell table:style-name="ce1" table:formula="of:=INDIRECT([$base.H11])" office:value-type="string" office:string-value="KC_J" calcext:value-type="string">
            <text:p>KC_J</text:p>
          </table:table-cell>
          <table:table-cell table:style-name="ce1" table:formula="of:=INDIRECT([$base.I11])" office:value-type="string" office:string-value="KC_M" calcext:value-type="string">
            <text:p>KC_M</text:p>
          </table:table-cell>
          <table:table-cell table:style-name="ce1" table:formula="of:=INDIRECT([$base.J11])" office:value-type="string" office:string-value="KC_RGHT" calcext:value-type="string">
            <text:p>KC_RGHT</text:p>
          </table:table-cell>
          <table:table-cell table:style-name="ce11" table:formula="of:=INDIRECT([$base.K11])" office:value-type="string" office:string-value="KC_H" calcext:value-type="string">
            <text:p>KC_H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ESC, KC_TAB, ALGR_T(KC_CAPS), ALT_T(KC_NUBS), SFT_T(KC_SPC), KC_Y, KC_J, KC_M, KC_RGHT, KC_H," calcext:value-type="string">
            <text:p>KC_ESC, KC_TAB, ALGR_T(KC_CAPS), ALT_T(KC_NUBS), SFT_T(KC_SPC), KC_Y, KC_J, KC_M, KC_RGHT, KC_H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W" calcext:value-type="string">
            <text:p>KC_W</text:p>
          </table:table-cell>
          <table:table-cell table:style-name="ce1" table:formula="of:=INDIRECT([$base.C12])" office:value-type="string" office:string-value="KC_Q" calcext:value-type="string">
            <text:p>KC_Q</text:p>
          </table:table-cell>
          <table:table-cell table:style-name="ce1" table:formula="of:=INDIRECT([$base.D12])" office:value-type="string" office:string-value="KC_A" calcext:value-type="string">
            <text:p>KC_A</text:p>
          </table:table-cell>
          <table:table-cell table:style-name="ce1" table:formula="of:=INDIRECT([$base.E12])" office:value-type="string" office:string-value="KC_Z" calcext:value-type="string">
            <text:p>KC_Z</text:p>
          </table:table-cell>
          <table:table-cell table:style-name="ce1" table:formula="of:=INDIRECT([$base.F12])" office:value-type="string" office:string-value="CTL_T(KC_BSPC)" calcext:value-type="string">
            <text:p>CTL_T(KC_BSPC)</text:p>
          </table:table-cell>
          <table:table-cell table:style-name="ce1" table:formula="of:=INDIRECT([$base.G12])" office:value-type="string" office:string-value="KC_U" calcext:value-type="string">
            <text:p>KC_U</text:p>
          </table:table-cell>
          <table:table-cell table:style-name="ce1" table:formula="of:=INDIRECT([$base.H12])" office:value-type="string" office:string-value="KC_K" calcext:value-type="string">
            <text:p>KC_K</text:p>
          </table:table-cell>
          <table:table-cell table:style-name="ce1" table:formula="of:=INDIRECT([$base.I12])" office:value-type="string" office:string-value="KC_COMMA" calcext:value-type="string">
            <text:p>KC_COMMA</text:p>
          </table:table-cell>
          <table:table-cell table:style-name="ce1" table:formula="of:=INDIRECT([$base.J12])" office:value-type="string" office:string-value="LT(1, KC_END)" calcext:value-type="string">
            <text:p>LT(1, KC_END)</text:p>
          </table:table-cell>
          <table:table-cell table:style-name="ce1" table:formula="of:=INDIRECT([$base.K12])" office:value-type="string" office:string-value="KC_N" calcext:value-type="string">
            <text:p>KC_N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W, KC_Q, KC_A, KC_Z, CTL_T(KC_BSPC), KC_U, KC_K, KC_COMMA, LT(1, KC_END), KC_N," calcext:value-type="string">
            <text:p>KC_W, KC_Q, KC_A, KC_Z, CTL_T(KC_BSPC), KC_U, KC_K, KC_COMMA, LT(1, KC_END), KC_N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E" calcext:value-type="string">
            <text:p>KC_E</text:p>
          </table:table-cell>
          <table:table-cell table:style-name="ce1" table:formula="of:=INDIRECT([$base.C13])" office:value-type="string" office:string-value="KC_S" calcext:value-type="string">
            <text:p>KC_S</text:p>
          </table:table-cell>
          <table:table-cell table:style-name="ce1" table:formula="of:=INDIRECT([$base.D13])" office:value-type="string" office:string-value="KC_X" calcext:value-type="string">
            <text:p>KC_X</text:p>
          </table:table-cell>
          <table:table-cell table:style-name="ce1" table:formula="of:=INDIRECT([$base.E13])" office:value-type="string" office:string-value="KC_LCMD" calcext:value-type="string">
            <text:p>KC_LCMD</text:p>
          </table:table-cell>
          <table:table-cell table:style-name="ce1" table:formula="of:=INDIRECT([$base.F13])" office:value-type="string" office:string-value="KC_ENT" calcext:value-type="string">
            <text:p>KC_ENT</text:p>
          </table:table-cell>
          <table:table-cell table:style-name="ce1" table:formula="of:=INDIRECT([$base.G13])" office:value-type="string" office:string-value="KC_I" calcext:value-type="string">
            <text:p>KC_I</text:p>
          </table:table-cell>
          <table:table-cell table:style-name="ce1" table:formula="of:=INDIRECT([$base.H13])" office:value-type="string" office:string-value="KC_L" calcext:value-type="string">
            <text:p>KC_L</text:p>
          </table:table-cell>
          <table:table-cell table:style-name="ce1" table:formula="of:=INDIRECT([$base.I13])" office:value-type="string" office:string-value="KC_DOT" calcext:value-type="string">
            <text:p>KC_DOT</text:p>
          </table:table-cell>
          <table:table-cell table:style-name="ce1" table:formula="of:=INDIRECT([$base.J13])" office:value-type="string" office:string-value="KC_INT1" calcext:value-type="string">
            <text:p>KC_INT1</text:p>
          </table:table-cell>
          <table:table-cell table:style-name="ce1" table:formula="of:=INDIRECT([$base.K13])" office:value-type="string" office:string-value="KC_UP" calcext:value-type="string">
            <text:p>KC_UP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E, KC_S, KC_X, KC_LCMD, KC_ENT, KC_I, KC_L, KC_DOT, KC_INT1, KC_UP," calcext:value-type="string">
            <text:p>KC_E, KC_S, KC_X, KC_LCMD, KC_ENT, KC_I, KC_L, KC_DOT, KC_INT1, KC_UP,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R" calcext:value-type="string">
            <text:p>KC_R</text:p>
          </table:table-cell>
          <table:table-cell table:style-name="ce1" table:formula="of:=INDIRECT([$base.C14])" office:value-type="string" office:string-value="KC_D" calcext:value-type="string">
            <text:p>KC_D</text:p>
          </table:table-cell>
          <table:table-cell table:style-name="ce1" table:formula="of:=INDIRECT([$base.D14])" office:value-type="string" office:string-value="KC_C" calcext:value-type="string">
            <text:p>KC_C</text:p>
          </table:table-cell>
          <table:table-cell table:style-name="ce1" table:formula="of:=INDIRECT([$base.E14])" office:value-type="string" office:string-value="LT(2, KC_HOME)" calcext:value-type="string">
            <text:p>LT(2, KC_HOME)</text:p>
          </table:table-cell>
          <table:table-cell table:style-name="ce1" table:formula="of:=INDIRECT([$base.F14])" office:value-type="string" office:string-value="KC_B" calcext:value-type="string">
            <text:p>KC_B</text:p>
          </table:table-cell>
          <table:table-cell table:style-name="ce1" table:formula="of:=INDIRECT([$base.G14])" office:value-type="string" office:string-value="KC_O" calcext:value-type="string">
            <text:p>KC_O</text:p>
          </table:table-cell>
          <table:table-cell table:style-name="ce1" table:formula="of:=INDIRECT([$base.H14])" office:value-type="string" office:string-value="KC_P" calcext:value-type="string">
            <text:p>KC_P</text:p>
          </table:table-cell>
          <table:table-cell table:style-name="ce1" table:formula="of:=INDIRECT([$base.I14])" office:value-type="string" office:string-value="KC_SCLN" calcext:value-type="string">
            <text:p>KC_SCLN</text:p>
          </table:table-cell>
          <table:table-cell table:style-name="ce1" table:formula="of:=INDIRECT([$base.J14])" office:value-type="string" office:string-value="KC_SLSH" calcext:value-type="string">
            <text:p>KC_SLSH</text:p>
          </table:table-cell>
          <table:table-cell table:style-name="ce1" table:formula="of:=INDIRECT([$base.K14])" office:value-type="string" office:string-value="KC_LEFT" calcext:value-type="string">
            <text:p>KC_LEFT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R, KC_D, KC_C, LT(2, KC_HOME), KC_B, KC_O, KC_P, KC_SCLN, KC_SLSH, KC_LEFT," calcext:value-type="string">
            <text:p>KC_R, KC_D, KC_C, LT(2, KC_HOME), KC_B, KC_O, KC_P, KC_SCLN, KC_SLSH, KC_LEFT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string" office:string-value="KC_T" calcext:value-type="string">
            <text:p>KC_T</text:p>
          </table:table-cell>
          <table:table-cell table:style-name="ce1" table:formula="of:=INDIRECT([$base.C15])" office:value-type="string" office:string-value="KC_F" calcext:value-type="string">
            <text:p>KC_F</text:p>
          </table:table-cell>
          <table:table-cell table:style-name="ce1" table:formula="of:=INDIRECT([$base.D15])" office:value-type="string" office:string-value="KC_V" calcext:value-type="string">
            <text:p>KC_V</text:p>
          </table:table-cell>
          <table:table-cell table:style-name="ce1" table:formula="of:=INDIRECT([$base.E15])" office:value-type="string" office:string-value="LT(3, KC_DEL)" calcext:value-type="string">
            <text:p>LT(3, KC_DEL)</text:p>
          </table:table-cell>
          <table:table-cell table:style-name="ce1" table:formula="of:=INDIRECT([$base.F15])" office:value-type="string" office:string-value="KC_G" calcext:value-type="string">
            <text:p>KC_G</text:p>
          </table:table-cell>
          <table:table-cell table:style-name="ce1" table:formula="of:=INDIRECT([$base.G15])" office:value-type="string" office:string-value="TG(2)" calcext:value-type="string">
            <text:p>TG(2)</text:p>
          </table:table-cell>
          <table:table-cell table:style-name="ce1" table:formula="of:=INDIRECT([$base.H15])" office:value-type="string" office:string-value="KC_GRV " calcext:value-type="string">
            <text:p>KC_GRV </text:p>
          </table:table-cell>
          <table:table-cell table:style-name="ce1" table:formula="of:=INDIRECT([$base.I15])" office:value-type="string" office:string-value="KC_MINS" calcext:value-type="string">
            <text:p>KC_MINS</text:p>
          </table:table-cell>
          <table:table-cell table:style-name="ce1" table:formula="of:=INDIRECT([$base.J15])" office:value-type="string" office:string-value="KC_EQL" calcext:value-type="string">
            <text:p>KC_EQL</text:p>
          </table:table-cell>
          <table:table-cell table:style-name="ce1" table:formula="of:=INDIRECT([$base.K15])" office:value-type="string" office:string-value="KC_DOWN" calcext:value-type="string">
            <text:p>KC_DOWN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, KC_F, KC_V, LT(3, KC_DEL), KC_G, TG(2), KC_GRV , KC_MINS, KC_EQL, KC_DOWN" calcext:value-type="string">
            <text:p>KC_T, KC_F, KC_V, LT(3, KC_DEL), KC_G, TG(2), KC_GRV , KC_MINS, KC_EQL, KC_DOW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1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Symbols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5"/>
          <table:table-cell table:style-name="ce4" office:value-type="string" calcext:value-type="string">
            <text:p>KC_RBRC</text:p>
          </table:table-cell>
          <table:table-cell table:style-name="ce4" office:value-type="string" calcext:value-type="string">
            <text:p>KC_BSLS</text:p>
          </table:table-cell>
          <table:table-cell table:style-name="ce4" office:value-type="string" calcext:value-type="string">
            <text:p>LSFT(KC_3)</text:p>
          </table:table-cell>
          <table:table-cell table:style-name="ce4" office:value-type="string" calcext:value-type="string">
            <text:p>LSFT(KC_4)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office:value-type="string" calcext:value-type="string">
            <text:p>LSFT(KC_9)</text:p>
          </table:table-cell>
          <table:table-cell table:style-name="ce4" office:value-type="string" calcext:value-type="string">
            <text:p>LSFT(KC_0)</text:p>
          </table:table-cell>
          <table:table-cell table:style-name="ce4" office:value-type="string" calcext:value-type="string">
            <text:p>LSFT(KC_5)</text:p>
          </table:table-cell>
          <table:table-cell table:style-name="ce4" office:value-type="string" calcext:value-type="string">
            <text:p>LSFT(KC_6)</text:p>
          </table:table-cell>
          <table:table-cell table:style-name="ce4" office:value-type="string" calcext:value-type="string">
            <text:p>KC_LBRC </text:p>
          </table:table-cell>
          <table:table-cell table:style-name="ce4" office:value-type="string" calcext:value-type="string">
            <text:p>KC_GRV </text:p>
          </table:table-cell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office:value-type="string" calcext:value-type="string">
            <text:p>LSFT(KC_1)</text:p>
          </table:table-cell>
          <table:table-cell table:style-name="ce4" office:value-type="string" calcext:value-type="string">
            <text:p>LSFT(KC_2)</text:p>
          </table:table-cell>
          <table:table-cell table:style-name="ce4" office:value-type="string" calcext:value-type="string">
            <text:p>LSFT(KC_7)</text:p>
          </table:table-cell>
          <table:table-cell table:style-name="ce4" office:value-type="string" calcext:value-type="string">
            <text:p>LSFT(KC_8)</text:p>
          </table:table-cell>
          <table:table-cell table:style-name="ce4" office:value-type="string" calcext:value-type="string">
            <text:p>KC_QUOT </text:p>
          </table:table-cell>
          <table:table-cell table:style-name="ce4" office:value-type="string" calcext:value-type="string">
            <text:p>KC_MINS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4"/>
          <table:table-cell table:style-name="ce4" office:value-type="string" calcext:value-type="string">
            <text:p>KC_NUBS</text:p>
          </table:table-cell>
          <table:table-cell table:style-name="ce4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string" office:string-value="KC_RBRC" calcext:value-type="string">
            <text:p>KC_RBRC</text:p>
          </table:table-cell>
          <table:table-cell table:style-name="ce1" table:formula="of:=INDIRECT([$base.H11])" office:value-type="string" office:string-value="LSFT(KC_0)" calcext:value-type="string">
            <text:p>LSFT(KC_0)</text:p>
          </table:table-cell>
          <table:table-cell table:style-name="ce1" table:formula="of:=INDIRECT([$base.I11])" office:value-type="string" office:string-value="LSFT(KC_2)" calcext:value-type="string">
            <text:p>LSFT(KC_2)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string" office:string-value="LSFT(KC_9)" calcext:value-type="string">
            <text:p>LSFT(KC_9)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RBRC, LSFT(KC_0), LSFT(KC_2), KC_TRNS, LSFT(KC_9)," calcext:value-type="string">
            <text:p>KC_TRNS, KC_TRNS, KC_TRNS, KC_TRNS, KC_TRNS, KC_RBRC, LSFT(KC_0), LSFT(KC_2), KC_TRNS, LSFT(KC_9)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float" office:value="0" calcext:value-type="float">
            <text:p>0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string" office:string-value="KC_BSLS" calcext:value-type="string">
            <text:p>KC_BSLS</text:p>
          </table:table-cell>
          <table:table-cell table:style-name="ce1" table:formula="of:=INDIRECT([$base.H12])" office:value-type="string" office:string-value="LSFT(KC_5)" calcext:value-type="string">
            <text:p>LSFT(KC_5)</text:p>
          </table:table-cell>
          <table:table-cell table:style-name="ce1" table:formula="of:=INDIRECT([$base.I12])" office:value-type="string" office:string-value="LSFT(KC_7)" calcext:value-type="string">
            <text:p>LSFT(KC_7)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string" office:string-value="LSFT(KC_1)" calcext:value-type="string">
            <text:p>LSFT(KC_1)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BSLS, LSFT(KC_5), LSFT(KC_7), KC_TRNS, LSFT(KC_1)," calcext:value-type="string">
            <text:p>KC_TRNS, KC_TRNS, KC_TRNS, KC_TRNS, KC_TRNS, KC_BSLS, LSFT(KC_5), LSFT(KC_7), KC_TRNS, LSFT(KC_1)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float" office:value="0" calcext:value-type="float">
            <text:p>0</text:p>
          </table:table-cell>
          <table:table-cell table:style-name="ce1" table:formula="of:=INDIRECT([$base.C13])" office:value-type="float" office:value="0" calcext:value-type="float">
            <text:p>0</text:p>
          </table:table-cell>
          <table:table-cell table:style-name="ce1" table:formula="of:=INDIRECT([$base.D13])" office:value-type="float" office:value="0" calcext:value-type="float">
            <text:p>0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string" office:string-value="LSFT(KC_3)" calcext:value-type="string">
            <text:p>LSFT(KC_3)</text:p>
          </table:table-cell>
          <table:table-cell table:style-name="ce1" table:formula="of:=INDIRECT([$base.H13])" office:value-type="string" office:string-value="LSFT(KC_6)" calcext:value-type="string">
            <text:p>LSFT(KC_6)</text:p>
          </table:table-cell>
          <table:table-cell table:style-name="ce1" table:formula="of:=INDIRECT([$base.I13])" office:value-type="string" office:string-value="LSFT(KC_8)" calcext:value-type="string">
            <text:p>LSFT(KC_8)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float" office:value="0" calcext:value-type="float">
            <text:p>0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TRNS, KC_TRNS, KC_TRNS, KC_TRNS, KC_TRNS, LSFT(KC_3), LSFT(KC_6), LSFT(KC_8), KC_TRNS, KC_TRNS," calcext:value-type="string">
            <text:p>KC_TRNS, KC_TRNS, KC_TRNS, KC_TRNS, KC_TRNS, LSFT(KC_3), LSFT(KC_6), LSFT(KC_8)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float" office:value="0" calcext:value-type="float">
            <text:p>0</text:p>
          </table:table-cell>
          <table:table-cell table:style-name="ce1" table:formula="of:=INDIRECT([$base.C14])" office:value-type="float" office:value="0" calcext:value-type="float">
            <text:p>0</text:p>
          </table:table-cell>
          <table:table-cell table:style-name="ce1" table:formula="of:=INDIRECT([$base.D14])" office:value-type="float" office:value="0" calcext:value-type="float">
            <text:p>0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float" office:value="0" calcext:value-type="float">
            <text:p>0</text:p>
          </table:table-cell>
          <table:table-cell table:style-name="ce1" table:formula="of:=INDIRECT([$base.G14])" office:value-type="string" office:string-value="LSFT(KC_4)" calcext:value-type="string">
            <text:p>LSFT(KC_4)</text:p>
          </table:table-cell>
          <table:table-cell table:style-name="ce1" table:formula="of:=INDIRECT([$base.H14])" office:value-type="string" office:string-value="KC_LBRC " calcext:value-type="string">
            <text:p>KC_LBRC </text:p>
          </table:table-cell>
          <table:table-cell table:style-name="ce1" table:formula="of:=INDIRECT([$base.I14])" office:value-type="string" office:string-value="KC_QUOT " calcext:value-type="string">
            <text:p>KC_QUOT </text:p>
          </table:table-cell>
          <table:table-cell table:style-name="ce1" table:formula="of:=INDIRECT([$base.J14])" office:value-type="string" office:string-value="KC_NUBS" calcext:value-type="string">
            <text:p>KC_NUBS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LSFT(KC_4), KC_LBRC , KC_QUOT , KC_NUBS, KC_TRNS," calcext:value-type="string">
            <text:p>KC_TRNS, KC_TRNS, KC_TRNS, KC_TRNS, KC_TRNS, LSFT(KC_4), KC_LBRC , KC_QUOT , KC_NUB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float" office:value="0" calcext:value-type="float">
            <text:p>0</text:p>
          </table:table-cell>
          <table:table-cell table:style-name="ce1" table:formula="of:=INDIRECT([$base.D15])" office:value-type="float" office:value="0" calcext:value-type="float">
            <text:p>0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float" office:value="0" calcext:value-type="float">
            <text:p>0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GRV " calcext:value-type="string">
            <text:p>KC_GRV </text:p>
          </table:table-cell>
          <table:table-cell table:style-name="ce1" table:formula="of:=INDIRECT([$base.I15])" office:value-type="string" office:string-value="KC_MINS" calcext:value-type="string">
            <text:p>KC_MINS</text:p>
          </table:table-cell>
          <table:table-cell table:style-name="ce1" table:formula="of:=INDIRECT([$base.J15])" office:value-type="string" office:string-value="KC_EQL" calcext:value-type="string">
            <text:p>KC_EQL</text:p>
          </table:table-cell>
          <table:table-cell table:style-name="ce1" table:formula="of:=INDIRECT([$base.K15])" office:value-type="float" office:value="0" calcext:value-type="float">
            <text:p>0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GRV , KC_MINS, KC_EQL, KC_TRNS" calcext:value-type="string">
            <text:p>KC_TRNS, KC_TRNS, KC_TRNS, KC_TRNS, KC_TRNS, KC_TRNS, KC_GRV , KC_MINS, KC_EQL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2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umber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KC_7</text:p>
          </table:table-cell>
          <table:table-cell table:style-name="ce4" office:value-type="string" calcext:value-type="string">
            <text:p>KC_8</text:p>
          </table:table-cell>
          <table:table-cell table:style-name="ce4" office:value-type="string" calcext:value-type="string">
            <text:p>KC_9</text:p>
          </table:table-cell>
          <table:table-cell table:style-name="ce4"/>
          <table:table-cell table:number-columns-repeated="5"/>
          <table:table-cell table:style-name="ce4"/>
          <table:table-cell table:style-name="ce4" office:value-type="string" calcext:value-type="string">
            <text:p>KC_7</text:p>
          </table:table-cell>
          <table:table-cell table:style-name="ce4" office:value-type="string" calcext:value-type="string">
            <text:p>KC_8</text:p>
          </table:table-cell>
          <table:table-cell table:style-name="ce4" office:value-type="string" calcext:value-type="string">
            <text:p>KC_9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4</text:p>
          </table:table-cell>
          <table:table-cell table:style-name="ce4" office:value-type="string" calcext:value-type="string">
            <text:p>KC_5</text:p>
          </table:table-cell>
          <table:table-cell table:style-name="ce4" office:value-type="string" calcext:value-type="string">
            <text:p>KC_6</text:p>
          </table:table-cell>
          <table:table-cell table:style-name="ce4" office:value-type="string" calcext:value-type="string">
            <text:p>KC_COMMA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KC_4</text:p>
          </table:table-cell>
          <table:table-cell table:style-name="ce4" office:value-type="string" calcext:value-type="string">
            <text:p>KC_5</text:p>
          </table:table-cell>
          <table:table-cell table:style-name="ce4" office:value-type="string" calcext:value-type="string">
            <text:p>KC_6</text:p>
          </table:table-cell>
          <table:table-cell table:style-name="ce4" office:value-type="string" calcext:value-type="string">
            <text:p>KC_PPLS</text:p>
          </table:table-cell>
          <table:table-cell table:style-name="ce4" office:value-type="string" calcext:value-type="string">
            <text:p>KC_PMNS</text:p>
          </table:table-cell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KC_0</text:p>
          </table:table-cell>
          <table:table-cell table:style-name="ce4" office:value-type="string" calcext:value-type="string">
            <text:p>KC_1</text:p>
          </table:table-cell>
          <table:table-cell table:style-name="ce4" office:value-type="string" calcext:value-type="string">
            <text:p>KC_2</text:p>
          </table:table-cell>
          <table:table-cell table:style-name="ce4" office:value-type="string" calcext:value-type="string">
            <text:p>KC_3</text:p>
          </table:table-cell>
          <table:table-cell table:style-name="ce4" office:value-type="string" calcext:value-type="string">
            <text:p>KC_DOT</text:p>
          </table:table-cell>
          <table:table-cell table:number-columns-repeated="5"/>
          <table:table-cell table:style-name="ce4" office:value-type="string" calcext:value-type="string">
            <text:p>KC_0</text:p>
          </table:table-cell>
          <table:table-cell table:style-name="ce4" office:value-type="string" calcext:value-type="string">
            <text:p>KC_1</text:p>
          </table:table-cell>
          <table:table-cell table:style-name="ce4" office:value-type="string" calcext:value-type="string">
            <text:p>KC_2</text:p>
          </table:table-cell>
          <table:table-cell table:style-name="ce4" office:value-type="string" calcext:value-type="string">
            <text:p>KC_3</text:p>
          </table:table-cell>
          <table:table-cell table:style-name="ce4" office:value-type="string" calcext:value-type="string">
            <text:p>KC_PAST</text:p>
          </table:table-cell>
          <table:table-cell table:style-name="ce4" office:value-type="string" calcext:value-type="string">
            <text:p>KC_PSLS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 office:value-type="string" calcext:value-type="string">
            <text:p>KC_COMM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/>
          <table:table-cell table:style-name="ce8" office:value-type="string" calcext:value-type="string">
            <text:p>KC_DOT</text:p>
          </table:table-cell>
          <table:table-cell table:style-name="ce8" table:number-columns-repeated="2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string" office:string-value="KC_4" calcext:value-type="string">
            <text:p>KC_4</text:p>
          </table:table-cell>
          <table:table-cell table:style-name="ce1" table:formula="of:=INDIRECT([$base.I11])" office:value-type="string" office:string-value="KC_1" calcext:value-type="string">
            <text:p>KC_1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4, KC_1, KC_TRNS, KC_TRNS," calcext:value-type="string">
            <text:p>KC_TRNS, KC_TRNS, KC_TRNS, KC_TRNS, KC_TRNS, KC_TRNS, KC_4, KC_1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7" calcext:value-type="string">
            <text:p>KC_7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string" office:string-value="KC_0" calcext:value-type="string">
            <text:p>KC_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string" office:string-value="KC_7" calcext:value-type="string">
            <text:p>KC_7</text:p>
          </table:table-cell>
          <table:table-cell table:style-name="ce1" table:formula="of:=INDIRECT([$base.H12])" office:value-type="string" office:string-value="KC_5" calcext:value-type="string">
            <text:p>KC_5</text:p>
          </table:table-cell>
          <table:table-cell table:style-name="ce1" table:formula="of:=INDIRECT([$base.I12])" office:value-type="string" office:string-value="KC_2" calcext:value-type="string">
            <text:p>KC_2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string" office:string-value="KC_0" calcext:value-type="string">
            <text:p>KC_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7, KC_TRNS, KC_0, KC_TRNS, KC_TRNS, KC_7, KC_5, KC_2, KC_TRNS, KC_0," calcext:value-type="string">
            <text:p>KC_7, KC_TRNS, KC_0, KC_TRNS, KC_TRNS, KC_7, KC_5, KC_2, KC_TRNS, KC_0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8" calcext:value-type="string">
            <text:p>KC_8</text:p>
          </table:table-cell>
          <table:table-cell table:style-name="ce1" table:formula="of:=INDIRECT([$base.C13])" office:value-type="string" office:string-value="KC_4" calcext:value-type="string">
            <text:p>KC_4</text:p>
          </table:table-cell>
          <table:table-cell table:style-name="ce1" table:formula="of:=INDIRECT([$base.D13])" office:value-type="string" office:string-value="KC_1" calcext:value-type="string">
            <text:p>KC_1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string" office:string-value="KC_8" calcext:value-type="string">
            <text:p>KC_8</text:p>
          </table:table-cell>
          <table:table-cell table:style-name="ce1" table:formula="of:=INDIRECT([$base.H13])" office:value-type="string" office:string-value="KC_6" calcext:value-type="string">
            <text:p>KC_6</text:p>
          </table:table-cell>
          <table:table-cell table:style-name="ce1" table:formula="of:=INDIRECT([$base.I13])" office:value-type="string" office:string-value="KC_3" calcext:value-type="string">
            <text:p>KC_3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string" office:string-value="KC_COMMA" calcext:value-type="string">
            <text:p>KC_COMMA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8, KC_4, KC_1, KC_TRNS, KC_TRNS, KC_8, KC_6, KC_3, KC_TRNS, KC_COMMA," calcext:value-type="string">
            <text:p>KC_8, KC_4, KC_1, KC_TRNS, KC_TRNS, KC_8, KC_6, KC_3, KC_TRNS, KC_COMMA,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9" calcext:value-type="string">
            <text:p>KC_9</text:p>
          </table:table-cell>
          <table:table-cell table:style-name="ce1" table:formula="of:=INDIRECT([$base.C14])" office:value-type="string" office:string-value="KC_5" calcext:value-type="string">
            <text:p>KC_5</text:p>
          </table:table-cell>
          <table:table-cell table:style-name="ce1" table:formula="of:=INDIRECT([$base.D14])" office:value-type="string" office:string-value="KC_2" calcext:value-type="string">
            <text:p>KC_2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string" office:string-value="KC_DOT" calcext:value-type="string">
            <text:p>KC_DOT</text:p>
          </table:table-cell>
          <table:table-cell table:style-name="ce1" table:formula="of:=INDIRECT([$base.G14])" office:value-type="string" office:string-value="KC_9" calcext:value-type="string">
            <text:p>KC_9</text:p>
          </table:table-cell>
          <table:table-cell table:style-name="ce1" table:formula="of:=INDIRECT([$base.H14])" office:value-type="string" office:string-value="KC_PPLS" calcext:value-type="string">
            <text:p>KC_PPLS</text:p>
          </table:table-cell>
          <table:table-cell table:style-name="ce1" table:formula="of:=INDIRECT([$base.I14])" office:value-type="string" office:string-value="KC_PAST" calcext:value-type="string">
            <text:p>KC_PAST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9, KC_5, KC_2, KC_TRNS, KC_DOT, KC_9, KC_PPLS, KC_PAST, KC_TRNS, KC_TRNS," calcext:value-type="string">
            <text:p>KC_9, KC_5, KC_2, KC_TRNS, KC_DOT, KC_9, KC_PPLS, KC_PAST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string" office:string-value="KC_6" calcext:value-type="string">
            <text:p>KC_6</text:p>
          </table:table-cell>
          <table:table-cell table:style-name="ce1" table:formula="of:=INDIRECT([$base.D15])" office:value-type="string" office:string-value="KC_3" calcext:value-type="string">
            <text:p>KC_3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string" office:string-value="KC_COMMA" calcext:value-type="string">
            <text:p>KC_COMMA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PMNS" calcext:value-type="string">
            <text:p>KC_PMNS</text:p>
          </table:table-cell>
          <table:table-cell table:style-name="ce1" table:formula="of:=INDIRECT([$base.I15])" office:value-type="string" office:string-value="KC_PSLS" calcext:value-type="string">
            <text:p>KC_PSLS</text:p>
          </table:table-cell>
          <table:table-cell table:style-name="ce1" table:formula="of:=INDIRECT([$base.J15])" office:value-type="float" office:value="0" calcext:value-type="float">
            <text:p>0</text:p>
          </table:table-cell>
          <table:table-cell table:style-name="ce1" table:formula="of:=INDIRECT([$base.K15])" office:value-type="string" office:string-value="KC_DOT" calcext:value-type="string">
            <text:p>KC_DOT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6, KC_3, KC_TRNS, KC_COMMA, KC_TRNS, KC_PMNS, KC_PSLS, KC_TRNS, KC_DOT" calcext:value-type="string">
            <text:p>KC_TRNS, KC_6, KC_3, KC_TRNS, KC_COMMA, KC_TRNS, KC_PMNS, KC_PSLS, KC_TRNS, KC_DOT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3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umber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KC_F7</text:p>
          </table:table-cell>
          <table:table-cell table:style-name="ce4" office:value-type="string" calcext:value-type="string">
            <text:p>KC_F8</text:p>
          </table:table-cell>
          <table:table-cell table:style-name="ce4" office:value-type="string" calcext:value-type="string">
            <text:p>KC_F9</text:p>
          </table:table-cell>
          <table:table-cell table:style-name="ce4" office:value-type="string" calcext:value-type="string">
            <text:p>KC_F10</text:p>
          </table:table-cell>
          <table:table-cell table:number-columns-repeated="5"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F4</text:p>
          </table:table-cell>
          <table:table-cell table:style-name="ce4" office:value-type="string" calcext:value-type="string">
            <text:p>KC_F5</text:p>
          </table:table-cell>
          <table:table-cell table:style-name="ce4" office:value-type="string" calcext:value-type="string">
            <text:p>KC_F6</text:p>
          </table:table-cell>
          <table:table-cell table:style-name="ce4" office:value-type="string" calcext:value-type="string">
            <text:p>KC_F11</text:p>
          </table:table-cell>
          <table:table-cell table:number-columns-repeated="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KC_F1</text:p>
          </table:table-cell>
          <table:table-cell table:style-name="ce4" office:value-type="string" calcext:value-type="string">
            <text:p>KC_F2</text:p>
          </table:table-cell>
          <table:table-cell table:style-name="ce4" office:value-type="string" calcext:value-type="string">
            <text:p>KC_F3</text:p>
          </table:table-cell>
          <table:table-cell table:style-name="ce4" office:value-type="string" calcext:value-type="string">
            <text:p>KC_F12</text:p>
          </table:table-cell>
          <table:table-cell table:number-columns-repeated="5"/>
          <table:table-cell table:style-name="ce4" table:number-columns-repeated="6"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4" table:number-columns-repeated="3"/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float" office:value="0" calcext:value-type="float">
            <text:p>0</text:p>
          </table:table-cell>
          <table:table-cell table:style-name="ce1" table:formula="of:=INDIRECT([$base.I11])" office:value-type="float" office:value="0" calcext:value-type="float">
            <text:p>0</text:p>
          </table:table-cell>
          <table:table-cell table:style-name="ce1" table:formula="of:=INDIRECT([$base.J11])" office:value-type="float" office:value="0" calcext:value-type="float">
            <text:p>0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string" office:string-value="KC_F7" calcext:value-type="string">
            <text:p>KC_F7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float" office:value="0" calcext:value-type="float">
            <text:p>0</text:p>
          </table:table-cell>
          <table:table-cell table:style-name="ce1" table:formula="of:=INDIRECT([$base.H12])" office:value-type="float" office:value="0" calcext:value-type="float">
            <text:p>0</text:p>
          </table:table-cell>
          <table:table-cell table:style-name="ce1" table:formula="of:=INDIRECT([$base.I12])" office:value-type="float" office:value="0" calcext:value-type="float">
            <text:p>0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float" office:value="0" calcext:value-type="float">
            <text:p>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F7, KC_TRNS, KC_TRNS, KC_TRNS, KC_TRNS, KC_TRNS, KC_TRNS, KC_TRNS, KC_TRNS, KC_TRNS," calcext:value-type="string">
            <text:p>KC_F7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string" office:string-value="KC_F8" calcext:value-type="string">
            <text:p>KC_F8</text:p>
          </table:table-cell>
          <table:table-cell table:style-name="ce1" table:formula="of:=INDIRECT([$base.C13])" office:value-type="string" office:string-value="KC_F4" calcext:value-type="string">
            <text:p>KC_F4</text:p>
          </table:table-cell>
          <table:table-cell table:style-name="ce1" table:formula="of:=INDIRECT([$base.D13])" office:value-type="string" office:string-value="KC_F1" calcext:value-type="string">
            <text:p>KC_F1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float" office:value="0" calcext:value-type="float">
            <text:p>0</text:p>
          </table:table-cell>
          <table:table-cell table:style-name="ce1" table:formula="of:=INDIRECT([$base.H13])" office:value-type="float" office:value="0" calcext:value-type="float">
            <text:p>0</text:p>
          </table:table-cell>
          <table:table-cell table:style-name="ce1" table:formula="of:=INDIRECT([$base.I13])" office:value-type="float" office:value="0" calcext:value-type="float">
            <text:p>0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float" office:value="0" calcext:value-type="float">
            <text:p>0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F8, KC_F4, KC_F1, KC_TRNS, KC_TRNS, KC_TRNS, KC_TRNS, KC_TRNS, KC_TRNS, KC_TRNS," calcext:value-type="string">
            <text:p>KC_F8, KC_F4, KC_F1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string" office:string-value="KC_F9" calcext:value-type="string">
            <text:p>KC_F9</text:p>
          </table:table-cell>
          <table:table-cell table:style-name="ce1" table:formula="of:=INDIRECT([$base.C14])" office:value-type="string" office:string-value="KC_F5" calcext:value-type="string">
            <text:p>KC_F5</text:p>
          </table:table-cell>
          <table:table-cell table:style-name="ce1" table:formula="of:=INDIRECT([$base.D14])" office:value-type="string" office:string-value="KC_F2" calcext:value-type="string">
            <text:p>KC_F2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string" office:string-value="KC_F12" calcext:value-type="string">
            <text:p>KC_F12</text:p>
          </table:table-cell>
          <table:table-cell table:style-name="ce1" table:formula="of:=INDIRECT([$base.G14])" office:value-type="float" office:value="0" calcext:value-type="float">
            <text:p>0</text:p>
          </table:table-cell>
          <table:table-cell table:style-name="ce1" table:formula="of:=INDIRECT([$base.H14])" office:value-type="float" office:value="0" calcext:value-type="float">
            <text:p>0</text:p>
          </table:table-cell>
          <table:table-cell table:style-name="ce1" table:formula="of:=INDIRECT([$base.I14])" office:value-type="float" office:value="0" calcext:value-type="float">
            <text:p>0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float" office:value="0" calcext:value-type="float">
            <text:p>0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F9, KC_F5, KC_F2, KC_TRNS, KC_F12, KC_TRNS, KC_TRNS, KC_TRNS, KC_TRNS, KC_TRNS," calcext:value-type="string">
            <text:p>KC_F9, KC_F5, KC_F2, KC_TRNS, KC_F12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string" office:string-value="KC_F10" calcext:value-type="string">
            <text:p>KC_F10</text:p>
          </table:table-cell>
          <table:table-cell table:style-name="ce1" table:formula="of:=INDIRECT([$base.C15])" office:value-type="string" office:string-value="KC_F6" calcext:value-type="string">
            <text:p>KC_F6</text:p>
          </table:table-cell>
          <table:table-cell table:style-name="ce1" table:formula="of:=INDIRECT([$base.D15])" office:value-type="string" office:string-value="KC_F3" calcext:value-type="string">
            <text:p>KC_F3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string" office:string-value="KC_F11" calcext:value-type="string">
            <text:p>KC_F11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float" office:value="0" calcext:value-type="float">
            <text:p>0</text:p>
          </table:table-cell>
          <table:table-cell table:style-name="ce1" table:formula="of:=INDIRECT([$base.I15])" office:value-type="float" office:value="0" calcext:value-type="float">
            <text:p>0</text:p>
          </table:table-cell>
          <table:table-cell table:style-name="ce1" table:formula="of:=INDIRECT([$base.J15])" office:value-type="float" office:value="0" calcext:value-type="float">
            <text:p>0</text:p>
          </table:table-cell>
          <table:table-cell table:style-name="ce1" table:formula="of:=INDIRECT([$base.K15])" office:value-type="float" office:value="0" calcext:value-type="float">
            <text:p>0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F10, KC_F6, KC_F3, KC_TRNS, KC_F11, KC_TRNS, KC_TRNS, KC_TRNS, KC_TRNS, KC_TRNS" calcext:value-type="string">
            <text:p>KC_F10, KC_F6, KC_F3, KC_TRNS, KC_F11, KC_TRNS, KC_TRNS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4" table:style-name="ta1">
        <table:table-column table:style-name="co1" table:default-cell-style-name="ce3"/>
        <table:table-column table:style-name="co4" table:number-columns-repeated="17" table:default-cell-style-name="ce3"/>
        <table:table-row table:style-name="ro1">
          <table:table-cell table:number-columns-repeated="2"/>
          <table:table-cell table:style-name="ce7" table:number-columns-repeated="5"/>
          <table:table-cell table:style-name="ce9" table:number-columns-repeated="2"/>
          <table:table-cell table:style-name="ce10" office:value-type="string" calcext:value-type="string">
            <text:p>Nav</text:p>
          </table:table-cell>
          <table:table-cell table:style-name="ce9" table:number-columns-repeated="2"/>
          <table:table-cell table:style-name="ce7" table:number-columns-repeated="5"/>
          <table:table-cell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5"/>
          <table:table-cell table:style-name="ce4" table:number-columns-repeated="5"/>
          <table:table-cell/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table:number-columns-repeated="5"/>
          <table:table-cell table:style-name="ce4" office:value-type="string" calcext:value-type="string">
            <text:p>KC_INS</text:p>
          </table:table-cell>
        </table:table-row>
        <table:table-row table:style-name="ro1">
          <table:table-cell/>
          <table:table-cell table:style-name="ce4" table:number-columns-repeated="6"/>
          <table:table-cell table:number-columns-repeated="5"/>
          <table:table-cell table:style-name="ce4" table:number-columns-repeated="5"/>
          <table:table-cell table:style-name="ce4" office:value-type="string" calcext:value-type="string">
            <text:p>KC_PSCR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8"/>
          <table:table-cell table:number-columns-repeated="3"/>
          <table:table-cell table:style-name="ce8" office:value-type="string" calcext:value-type="string">
            <text:p>KC_PGUP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KC_BRK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/>
          <table:table-cell table:style-name="ce8" office:value-type="string" calcext:value-type="string">
            <text:p>KC_HOME</text:p>
          </table:table-cell>
          <table:table-cell table:style-name="ce8" office:value-type="string" calcext:value-type="string">
            <text:p>KC_PGDN</text:p>
          </table:table-cell>
          <table:table-cell table:style-name="ce8" office:value-type="string" calcext:value-type="string">
            <text:p>KC_END</text:p>
          </table:table-cell>
          <table:table-cell table:style-name="ce8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2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INDIRECT([$base.B11])" office:value-type="float" office:value="0" calcext:value-type="float">
            <text:p>0</text:p>
          </table:table-cell>
          <table:table-cell table:style-name="ce1" table:formula="of:=INDIRECT([$base.C11])" office:value-type="float" office:value="0" calcext:value-type="float">
            <text:p>0</text:p>
          </table:table-cell>
          <table:table-cell table:style-name="ce1" table:formula="of:=INDIRECT([$base.D11])" office:value-type="float" office:value="0" calcext:value-type="float">
            <text:p>0</text:p>
          </table:table-cell>
          <table:table-cell table:style-name="ce1" table:formula="of:=INDIRECT([$base.E11])" office:value-type="float" office:value="0" calcext:value-type="float">
            <text:p>0</text:p>
          </table:table-cell>
          <table:table-cell table:style-name="ce1" table:formula="of:=INDIRECT([$base.F11])" office:value-type="float" office:value="0" calcext:value-type="float">
            <text:p>0</text:p>
          </table:table-cell>
          <table:table-cell table:style-name="ce1" table:formula="of:=INDIRECT([$base.G11])" office:value-type="float" office:value="0" calcext:value-type="float">
            <text:p>0</text:p>
          </table:table-cell>
          <table:table-cell table:style-name="ce1" table:formula="of:=INDIRECT([$base.H11])" office:value-type="float" office:value="0" calcext:value-type="float">
            <text:p>0</text:p>
          </table:table-cell>
          <table:table-cell table:style-name="ce1" table:formula="of:=INDIRECT([$base.I11])" office:value-type="float" office:value="0" calcext:value-type="float">
            <text:p>0</text:p>
          </table:table-cell>
          <table:table-cell table:style-name="ce1" table:formula="of:=INDIRECT([$base.J11])" office:value-type="string" office:string-value="KC_END" calcext:value-type="string">
            <text:p>KC_END</text:p>
          </table:table-cell>
          <table:table-cell table:style-name="ce11" table:formula="of:=INDIRECT([$base.K11])" office:value-type="float" office:value="0" calcext:value-type="float">
            <text:p>0</text:p>
          </table:table-cell>
          <table:table-cell/>
          <table:table-cell table:style-name="ce13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END, KC_TRNS," calcext:value-type="string">
            <text:p>KC_TRNS, KC_TRNS, KC_TRNS, KC_TRNS, KC_TRNS, KC_TRNS, KC_TRNS, KC_TRNS, KC_END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formula="of:=INDIRECT([$base.B12])" office:value-type="float" office:value="0" calcext:value-type="float">
            <text:p>0</text:p>
          </table:table-cell>
          <table:table-cell table:style-name="ce1" table:formula="of:=INDIRECT([$base.C12])" office:value-type="float" office:value="0" calcext:value-type="float">
            <text:p>0</text:p>
          </table:table-cell>
          <table:table-cell table:style-name="ce1" table:formula="of:=INDIRECT([$base.D12])" office:value-type="float" office:value="0" calcext:value-type="float">
            <text:p>0</text:p>
          </table:table-cell>
          <table:table-cell table:style-name="ce1" table:formula="of:=INDIRECT([$base.E12])" office:value-type="float" office:value="0" calcext:value-type="float">
            <text:p>0</text:p>
          </table:table-cell>
          <table:table-cell table:style-name="ce1" table:formula="of:=INDIRECT([$base.F12])" office:value-type="float" office:value="0" calcext:value-type="float">
            <text:p>0</text:p>
          </table:table-cell>
          <table:table-cell table:style-name="ce1" table:formula="of:=INDIRECT([$base.G12])" office:value-type="float" office:value="0" calcext:value-type="float">
            <text:p>0</text:p>
          </table:table-cell>
          <table:table-cell table:style-name="ce1" table:formula="of:=INDIRECT([$base.H12])" office:value-type="float" office:value="0" calcext:value-type="float">
            <text:p>0</text:p>
          </table:table-cell>
          <table:table-cell table:style-name="ce1" table:formula="of:=INDIRECT([$base.I12])" office:value-type="float" office:value="0" calcext:value-type="float">
            <text:p>0</text:p>
          </table:table-cell>
          <table:table-cell table:style-name="ce1" table:formula="of:=INDIRECT([$base.J12])" office:value-type="float" office:value="0" calcext:value-type="float">
            <text:p>0</text:p>
          </table:table-cell>
          <table:table-cell table:style-name="ce1" table:formula="of:=INDIRECT([$base.K12])" office:value-type="float" office:value="0" calcext:value-type="float">
            <text:p>0</text:p>
          </table:table-cell>
          <table:table-cell/>
          <table:table-cell table:style-name="ce13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formula="of:=INDIRECT([$base.B13])" office:value-type="float" office:value="0" calcext:value-type="float">
            <text:p>0</text:p>
          </table:table-cell>
          <table:table-cell table:style-name="ce1" table:formula="of:=INDIRECT([$base.C13])" office:value-type="float" office:value="0" calcext:value-type="float">
            <text:p>0</text:p>
          </table:table-cell>
          <table:table-cell table:style-name="ce1" table:formula="of:=INDIRECT([$base.D13])" office:value-type="float" office:value="0" calcext:value-type="float">
            <text:p>0</text:p>
          </table:table-cell>
          <table:table-cell table:style-name="ce1" table:formula="of:=INDIRECT([$base.E13])" office:value-type="float" office:value="0" calcext:value-type="float">
            <text:p>0</text:p>
          </table:table-cell>
          <table:table-cell table:style-name="ce1" table:formula="of:=INDIRECT([$base.F13])" office:value-type="float" office:value="0" calcext:value-type="float">
            <text:p>0</text:p>
          </table:table-cell>
          <table:table-cell table:style-name="ce1" table:formula="of:=INDIRECT([$base.G13])" office:value-type="float" office:value="0" calcext:value-type="float">
            <text:p>0</text:p>
          </table:table-cell>
          <table:table-cell table:style-name="ce1" table:formula="of:=INDIRECT([$base.H13])" office:value-type="float" office:value="0" calcext:value-type="float">
            <text:p>0</text:p>
          </table:table-cell>
          <table:table-cell table:style-name="ce1" table:formula="of:=INDIRECT([$base.I13])" office:value-type="float" office:value="0" calcext:value-type="float">
            <text:p>0</text:p>
          </table:table-cell>
          <table:table-cell table:style-name="ce1" table:formula="of:=INDIRECT([$base.J13])" office:value-type="float" office:value="0" calcext:value-type="float">
            <text:p>0</text:p>
          </table:table-cell>
          <table:table-cell table:style-name="ce1" table:formula="of:=INDIRECT([$base.K13])" office:value-type="string" office:string-value="KC_PGUP" calcext:value-type="string">
            <text:p>KC_PGUP</text:p>
          </table:table-cell>
          <table:table-cell/>
          <table:table-cell table:style-name="ce13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TRNS, KC_TRNS, KC_TRNS, KC_TRNS, KC_TRNS, KC_TRNS, KC_TRNS, KC_TRNS, KC_TRNS, KC_PGUP," calcext:value-type="string">
            <text:p>KC_TRNS, KC_TRNS, KC_TRNS, KC_TRNS, KC_TRNS, KC_TRNS, KC_TRNS, KC_TRNS, KC_TRNS, KC_PGUP,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formula="of:=INDIRECT([$base.B14])" office:value-type="float" office:value="0" calcext:value-type="float">
            <text:p>0</text:p>
          </table:table-cell>
          <table:table-cell table:style-name="ce1" table:formula="of:=INDIRECT([$base.C14])" office:value-type="float" office:value="0" calcext:value-type="float">
            <text:p>0</text:p>
          </table:table-cell>
          <table:table-cell table:style-name="ce1" table:formula="of:=INDIRECT([$base.D14])" office:value-type="float" office:value="0" calcext:value-type="float">
            <text:p>0</text:p>
          </table:table-cell>
          <table:table-cell table:style-name="ce1" table:formula="of:=INDIRECT([$base.E14])" office:value-type="float" office:value="0" calcext:value-type="float">
            <text:p>0</text:p>
          </table:table-cell>
          <table:table-cell table:style-name="ce1" table:formula="of:=INDIRECT([$base.F14])" office:value-type="float" office:value="0" calcext:value-type="float">
            <text:p>0</text:p>
          </table:table-cell>
          <table:table-cell table:style-name="ce1" table:formula="of:=INDIRECT([$base.G14])" office:value-type="float" office:value="0" calcext:value-type="float">
            <text:p>0</text:p>
          </table:table-cell>
          <table:table-cell table:style-name="ce1" table:formula="of:=INDIRECT([$base.H14])" office:value-type="float" office:value="0" calcext:value-type="float">
            <text:p>0</text:p>
          </table:table-cell>
          <table:table-cell table:style-name="ce1" table:formula="of:=INDIRECT([$base.I14])" office:value-type="float" office:value="0" calcext:value-type="float">
            <text:p>0</text:p>
          </table:table-cell>
          <table:table-cell table:style-name="ce1" table:formula="of:=INDIRECT([$base.J14])" office:value-type="float" office:value="0" calcext:value-type="float">
            <text:p>0</text:p>
          </table:table-cell>
          <table:table-cell table:style-name="ce1" table:formula="of:=INDIRECT([$base.K14])" office:value-type="string" office:string-value="KC_HOME" calcext:value-type="string">
            <text:p>KC_HOME</text:p>
          </table:table-cell>
          <table:table-cell/>
          <table:table-cell table:style-name="ce13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KC_TRNS, KC_TRNS, KC_TRNS, KC_TRNS, KC_HOME," calcext:value-type="string">
            <text:p>KC_TRNS, KC_TRNS, KC_TRNS, KC_TRNS, KC_TRNS, KC_TRNS, KC_TRNS, KC_TRNS, KC_TRNS, KC_HOME,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formula="of:=INDIRECT([$base.B15])" office:value-type="float" office:value="0" calcext:value-type="float">
            <text:p>0</text:p>
          </table:table-cell>
          <table:table-cell table:style-name="ce1" table:formula="of:=INDIRECT([$base.C15])" office:value-type="float" office:value="0" calcext:value-type="float">
            <text:p>0</text:p>
          </table:table-cell>
          <table:table-cell table:style-name="ce1" table:formula="of:=INDIRECT([$base.D15])" office:value-type="float" office:value="0" calcext:value-type="float">
            <text:p>0</text:p>
          </table:table-cell>
          <table:table-cell table:style-name="ce1" table:formula="of:=INDIRECT([$base.E15])" office:value-type="float" office:value="0" calcext:value-type="float">
            <text:p>0</text:p>
          </table:table-cell>
          <table:table-cell table:style-name="ce1" table:formula="of:=INDIRECT([$base.F15])" office:value-type="float" office:value="0" calcext:value-type="float">
            <text:p>0</text:p>
          </table:table-cell>
          <table:table-cell table:style-name="ce1" table:formula="of:=INDIRECT([$base.G15])" office:value-type="float" office:value="0" calcext:value-type="float">
            <text:p>0</text:p>
          </table:table-cell>
          <table:table-cell table:style-name="ce1" table:formula="of:=INDIRECT([$base.H15])" office:value-type="string" office:string-value="KC_INS" calcext:value-type="string">
            <text:p>KC_INS</text:p>
          </table:table-cell>
          <table:table-cell table:style-name="ce1" table:formula="of:=INDIRECT([$base.I15])" office:value-type="string" office:string-value="KC_PSCR" calcext:value-type="string">
            <text:p>KC_PSCR</text:p>
          </table:table-cell>
          <table:table-cell table:style-name="ce1" table:formula="of:=INDIRECT([$base.J15])" office:value-type="string" office:string-value="KC_BRK" calcext:value-type="string">
            <text:p>KC_BRK</text:p>
          </table:table-cell>
          <table:table-cell table:style-name="ce1" table:formula="of:=INDIRECT([$base.K15])" office:value-type="string" office:string-value="KC_PGDN" calcext:value-type="string">
            <text:p>KC_PGDN</text:p>
          </table:table-cell>
          <table:table-cell/>
          <table:table-cell table:style-name="ce13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INS, KC_PSCR, KC_BRK, KC_PGDN" calcext:value-type="string">
            <text:p>KC_TRNS, KC_TRNS, KC_TRNS, KC_TRNS, KC_TRNS, KC_TRNS, KC_INS, KC_PSCR, KC_BRK, KC_PGD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45:26.667988936</meta:creation-date>
    <dc:date>2023-07-30T18:16:28.033281281</dc:date>
    <meta:editing-duration>PT10H47M7S</meta:editing-duration>
    <meta:editing-cycles>20</meta:editing-cycles>
    <meta:generator>LibreOffice/7.4.1.2$Linux_X86_64 LibreOffice_project/40$Build-2</meta:generator>
    <meta:document-statistic meta:table-count="6" meta:cell-count="592" meta:object-count="0"/>
  </office:meta>
</office:document-meta>
</file>